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554cm" svg:y="0.49cm">
            <draw:object draw:notify-on-update-of-ranges="Sheet1.A52:Sheet1.A71 Sheet1.E51:Sheet1.E51 Sheet1.E52:Sheet1.E71 Sheet1.A52:Sheet1.A71 Sheet1.F51:Sheet1.F51 Sheet1.F52:Sheet1.F71 Sheet1.A52:Sheet1.A71 Sheet1.G51:Sheet1.G51 Sheet1.G52:Sheet1.G71 Sheet1.A52:Sheet1.A71 Sheet1.C51:Sheet1.C51 Sheet1.C52:Sheet1.C71 Sheet1.A52:Sheet1.A71 Sheet1.I6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586cm" svg:y="10.12cm">
            <draw:object draw:notify-on-update-of-ranges="Sheet1.A52:Sheet1.A71 Sheet1.M51:Sheet1.M51 Sheet1.M52:Sheet1.M71 Sheet1.A52:Sheet1.A71 Sheet1.N51:Sheet1.N51 Sheet1.N52:Sheet1.N71 Sheet1.A52:Sheet1.A71 Sheet1.O51:Sheet1.O51 Sheet1.O52:Sheet1.O71 Sheet1.A52:Sheet1.A71 Sheet1.P51:Sheet1.P51 Sheet1.P52:Sheet1.P71 Sheet1.A52:Sheet1.A71 Sheet1.Q51:Sheet1.Q51 Sheet1.Q52:Sheet1.Q71 Sheet1.A52:Sheet1.A71 Sheet1.R51:Sheet1.R51 Sheet1.R52:Sheet1.R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557cm" svg:y="19.995cm">
            <draw:object draw:notify-on-update-of-ranges="Sheet1.G52:Sheet1.G71 Sheet1.G6:Sheet1.G25 Sheet1.I52:Sheet1.I71 Sheet1.G29:Sheet1.G48 Sheet1.G52:Sheet1.G71 Sheet1.F51:Sheet1.F51 Sheet1.F52:Sheet1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 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135259000" calcext:value-type="float">
            <text:p>12135259000</text:p>
          </table:table-cell>
          <table:table-cell office:value-type="float" office:value="60540017328" calcext:value-type="float">
            <text:p>60540017328</text:p>
          </table:table-cell>
          <table:table-cell office:value-type="float" office:value="0.359616" calcext:value-type="float">
            <text:p>3.60E-01</text:p>
          </table:table-cell>
          <table:table-cell/>
          <table:table-cell office:value-type="float" office:value="68.706098" calcext:value-type="float">
            <text:p>68.706098</text:p>
          </table:table-cell>
          <table:table-cell office:value-type="float" office:value="5.914295" calcext:value-type="float">
            <text:p>5.914295</text:p>
          </table:table-cell>
          <table:table-cell office:value-type="float" office:value="22.306267" calcext:value-type="float">
            <text:p>22.306267</text:p>
          </table:table-cell>
          <table:table-cell office:value-type="float" office:value="11.985336" calcext:value-type="float">
            <text:p>11.985336</text:p>
          </table:table-cell>
          <table:table-cell office:value-type="float" office:value="9.323406" calcext:value-type="float">
            <text:p>9.323406</text:p>
          </table:table-cell>
          <table:table-cell office:value-type="float" office:value="7.933583" calcext:value-type="float">
            <text:p>7.933583</text:p>
          </table:table-cell>
          <table:table-cell office:value-type="float" office:value="9.726328" calcext:value-type="float">
            <text:p>9.726328</text:p>
          </table:table-cell>
          <table:table-cell/>
          <table:table-cell office:value-type="float" office:value="0.255595" calcext:value-type="float">
            <text:p>0.255595</text:p>
          </table:table-cell>
          <table:table-cell office:value-type="float" office:value="0.167122202285494" calcext:value-type="float">
            <text:p>0.167122202285494</text:p>
          </table:table-cell>
          <table:table-cell office:value-type="float" office:value="0.175168596443319" calcext:value-type="float">
            <text:p>0.1751685964433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921966762" calcext:value-type="float">
            <text:p>11921966762</text:p>
          </table:table-cell>
          <table:table-cell office:value-type="float" office:value="59002521408" calcext:value-type="float">
            <text:p>59002521408</text:p>
          </table:table-cell>
          <table:table-cell office:value-type="float" office:value="0.358085" calcext:value-type="float">
            <text:p>3.58E-01</text:p>
          </table:table-cell>
          <table:table-cell/>
          <table:table-cell office:value-type="float" office:value="68.620754" calcext:value-type="float">
            <text:p>68.620754</text:p>
          </table:table-cell>
          <table:table-cell office:value-type="float" office:value="6.124882" calcext:value-type="float">
            <text:p>6.124882</text:p>
          </table:table-cell>
          <table:table-cell office:value-type="float" office:value="22.109667" calcext:value-type="float">
            <text:p>22.109667</text:p>
          </table:table-cell>
          <table:table-cell office:value-type="float" office:value="11.922559" calcext:value-type="float">
            <text:p>11.922559</text:p>
          </table:table-cell>
          <table:table-cell office:value-type="float" office:value="9.142966" calcext:value-type="float">
            <text:p>9.142966</text:p>
          </table:table-cell>
          <table:table-cell office:value-type="float" office:value="7.94447" calcext:value-type="float">
            <text:p>7.94447</text:p>
          </table:table-cell>
          <table:table-cell office:value-type="float" office:value="9.836354" calcext:value-type="float">
            <text:p>9.836354</text:p>
          </table:table-cell>
          <table:table-cell/>
          <table:table-cell office:value-type="float" office:value="0.25397" calcext:value-type="float">
            <text:p>0.25397</text:p>
          </table:table-cell>
          <table:table-cell office:value-type="float" office:value="0.17144283729024" calcext:value-type="float">
            <text:p>0.17144283729024</text:p>
          </table:table-cell>
          <table:table-cell office:value-type="float" office:value="0.164103973202189" calcext:value-type="float">
            <text:p>0.1641039732021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89387401" calcext:value-type="float">
            <text:p>11289387401</text:p>
          </table:table-cell>
          <table:table-cell office:value-type="float" office:value="54266111280" calcext:value-type="float">
            <text:p>54266111280</text:p>
          </table:table-cell>
          <table:table-cell office:value-type="float" office:value="0.353395" calcext:value-type="float">
            <text:p>3.53E-01</text:p>
          </table:table-cell>
          <table:table-cell/>
          <table:table-cell office:value-type="float" office:value="68.360224" calcext:value-type="float">
            <text:p>68.360224</text:p>
          </table:table-cell>
          <table:table-cell office:value-type="float" office:value="6.170875" calcext:value-type="float">
            <text:p>6.170875</text:p>
          </table:table-cell>
          <table:table-cell office:value-type="float" office:value="21.79472" calcext:value-type="float">
            <text:p>21.79472</text:p>
          </table:table-cell>
          <table:table-cell office:value-type="float" office:value="11.708659" calcext:value-type="float">
            <text:p>11.708659</text:p>
          </table:table-cell>
          <table:table-cell office:value-type="float" office:value="9.501553" calcext:value-type="float">
            <text:p>9.501553</text:p>
          </table:table-cell>
          <table:table-cell office:value-type="float" office:value="8.2431" calcext:value-type="float">
            <text:p>8.2431</text:p>
          </table:table-cell>
          <table:table-cell office:value-type="float" office:value="9.39581" calcext:value-type="float">
            <text:p>9.39581</text:p>
          </table:table-cell>
          <table:table-cell/>
          <table:table-cell office:value-type="float" office:value="0.263112" calcext:value-type="float">
            <text:p>0.263112</text:p>
          </table:table-cell>
          <table:table-cell office:value-type="float" office:value="0.162822163259659" calcext:value-type="float">
            <text:p>0.162822163259659</text:p>
          </table:table-cell>
          <table:table-cell office:value-type="float" office:value="0.164685222751417" calcext:value-type="float">
            <text:p>0.1646852227514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63913744" calcext:value-type="float">
            <text:p>10663913744</text:p>
          </table:table-cell>
          <table:table-cell office:value-type="float" office:value="49544152560" calcext:value-type="float">
            <text:p>49544152560</text:p>
          </table:table-cell>
          <table:table-cell office:value-type="float" office:value="0.349307" calcext:value-type="float">
            <text:p>3.49E-01</text:p>
          </table:table-cell>
          <table:table-cell/>
          <table:table-cell office:value-type="float" office:value="68.16283" calcext:value-type="float">
            <text:p>68.16283</text:p>
          </table:table-cell>
          <table:table-cell office:value-type="float" office:value="6.263847" calcext:value-type="float">
            <text:p>6.263847</text:p>
          </table:table-cell>
          <table:table-cell office:value-type="float" office:value="21.7558" calcext:value-type="float">
            <text:p>21.7558</text:p>
          </table:table-cell>
          <table:table-cell office:value-type="float" office:value="11.760733" calcext:value-type="float">
            <text:p>11.760733</text:p>
          </table:table-cell>
          <table:table-cell office:value-type="float" office:value="9.226242" calcext:value-type="float">
            <text:p>9.226242</text:p>
          </table:table-cell>
          <table:table-cell office:value-type="float" office:value="8.311223" calcext:value-type="float">
            <text:p>8.311223</text:p>
          </table:table-cell>
          <table:table-cell office:value-type="float" office:value="9.260118" calcext:value-type="float">
            <text:p>9.260118</text:p>
          </table:table-cell>
          <table:table-cell/>
          <table:table-cell office:value-type="float" office:value="0.263056" calcext:value-type="float">
            <text:p>0.263056</text:p>
          </table:table-cell>
          <table:table-cell office:value-type="float" office:value="0.167172674059926" calcext:value-type="float">
            <text:p>0.167172674059926</text:p>
          </table:table-cell>
          <table:table-cell office:value-type="float" office:value="0.164989579549284" calcext:value-type="float">
            <text:p>0.1649895795492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40008171" calcext:value-type="float">
            <text:p>10040008171</text:p>
          </table:table-cell>
          <table:table-cell office:value-type="float" office:value="44491023360" calcext:value-type="float">
            <text:p>44491023360</text:p>
          </table:table-cell>
          <table:table-cell office:value-type="float" office:value="0.343615" calcext:value-type="float">
            <text:p>3.44E-01</text:p>
          </table:table-cell>
          <table:table-cell/>
          <table:table-cell office:value-type="float" office:value="66.622662" calcext:value-type="float">
            <text:p>66.622662</text:p>
          </table:table-cell>
          <table:table-cell office:value-type="float" office:value="6.171076" calcext:value-type="float">
            <text:p>6.171076</text:p>
          </table:table-cell>
          <table:table-cell office:value-type="float" office:value="21.537488" calcext:value-type="float">
            <text:p>21.537488</text:p>
          </table:table-cell>
          <table:table-cell office:value-type="float" office:value="11.344997" calcext:value-type="float">
            <text:p>11.344997</text:p>
          </table:table-cell>
          <table:table-cell office:value-type="float" office:value="8.915636" calcext:value-type="float">
            <text:p>8.915636</text:p>
          </table:table-cell>
          <table:table-cell office:value-type="float" office:value="8.345527" calcext:value-type="float">
            <text:p>8.345527</text:p>
          </table:table-cell>
          <table:table-cell office:value-type="float" office:value="8.675059" calcext:value-type="float">
            <text:p>8.675059</text:p>
          </table:table-cell>
          <table:table-cell/>
          <table:table-cell office:value-type="float" office:value="0.268867" calcext:value-type="float">
            <text:p>0.268867</text:p>
          </table:table-cell>
          <table:table-cell office:value-type="float" office:value="0.158693597380432" calcext:value-type="float">
            <text:p>0.158693597380432</text:p>
          </table:table-cell>
          <table:table-cell office:value-type="float" office:value="0.181629893621759" calcext:value-type="float">
            <text:p>0.1816298936217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05790153" calcext:value-type="float">
            <text:p>9405790153</text:p>
          </table:table-cell>
          <table:table-cell office:value-type="float" office:value="39198718260" calcext:value-type="float">
            <text:p>39198718260</text:p>
          </table:table-cell>
          <table:table-cell office:value-type="float" office:value="0.340051" calcext:value-type="float">
            <text:p>3.40E-01</text:p>
          </table:table-cell>
          <table:table-cell/>
          <table:table-cell office:value-type="float" office:value="64.683801" calcext:value-type="float">
            <text:p>64.683801</text:p>
          </table:table-cell>
          <table:table-cell office:value-type="float" office:value="6.199145" calcext:value-type="float">
            <text:p>6.199145</text:p>
          </table:table-cell>
          <table:table-cell office:value-type="float" office:value="20.716035" calcext:value-type="float">
            <text:p>20.716035</text:p>
          </table:table-cell>
          <table:table-cell office:value-type="float" office:value="10.721881" calcext:value-type="float">
            <text:p>10.721881</text:p>
          </table:table-cell>
          <table:table-cell office:value-type="float" office:value="8.796498" calcext:value-type="float">
            <text:p>8.796498</text:p>
          </table:table-cell>
          <table:table-cell office:value-type="float" office:value="8.625526" calcext:value-type="float">
            <text:p>8.625526</text:p>
          </table:table-cell>
          <table:table-cell office:value-type="float" office:value="7.937874" calcext:value-type="float">
            <text:p>7.937874</text:p>
          </table:table-cell>
          <table:table-cell/>
          <table:table-cell office:value-type="float" office:value="0.282266" calcext:value-type="float">
            <text:p>0.282266</text:p>
          </table:table-cell>
          <table:table-cell office:value-type="float" office:value="0.147400762511419" calcext:value-type="float">
            <text:p>0.147400762511419</text:p>
          </table:table-cell>
          <table:table-cell office:value-type="float" office:value="0.18771837658551" calcext:value-type="float">
            <text:p>0.187718376585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97461327" calcext:value-type="float">
            <text:p>8597461327</text:p>
          </table:table-cell>
          <table:table-cell office:value-type="float" office:value="34521860880" calcext:value-type="float">
            <text:p>34521860880</text:p>
          </table:table-cell>
          <table:table-cell office:value-type="float" office:value="0.336166" calcext:value-type="float">
            <text:p>3.36E-01</text:p>
          </table:table-cell>
          <table:table-cell/>
          <table:table-cell office:value-type="float" office:value="77.834325" calcext:value-type="float">
            <text:p>77.834325</text:p>
          </table:table-cell>
          <table:table-cell office:value-type="float" office:value="7.953376" calcext:value-type="float">
            <text:p>7.953376</text:p>
          </table:table-cell>
          <table:table-cell office:value-type="float" office:value="23.543581" calcext:value-type="float">
            <text:p>23.543581</text:p>
          </table:table-cell>
          <table:table-cell office:value-type="float" office:value="11.494596" calcext:value-type="float">
            <text:p>11.494596</text:p>
          </table:table-cell>
          <table:table-cell office:value-type="float" office:value="9.531059" calcext:value-type="float">
            <text:p>9.531059</text:p>
          </table:table-cell>
          <table:table-cell office:value-type="float" office:value="11.16123" calcext:value-type="float">
            <text:p>11.16123</text:p>
          </table:table-cell>
          <table:table-cell office:value-type="float" office:value="10.003531" calcext:value-type="float">
            <text:p>10.003531</text:p>
          </table:table-cell>
          <table:table-cell/>
          <table:table-cell office:value-type="float" office:value="0.468908" calcext:value-type="float">
            <text:p>0.468908</text:p>
          </table:table-cell>
          <table:table-cell office:value-type="float" office:value="0.178464646680599" calcext:value-type="float">
            <text:p>0.178464646680599</text:p>
          </table:table-cell>
          <table:table-cell office:value-type="float" office:value="0.184388025376922" calcext:value-type="float">
            <text:p>0.1843880253769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76880737" calcext:value-type="float">
            <text:p>7576880737</text:p>
          </table:table-cell>
          <table:table-cell office:value-type="float" office:value="31779527616" calcext:value-type="float">
            <text:p>31779527616</text:p>
          </table:table-cell>
          <table:table-cell office:value-type="float" office:value="0.337686" calcext:value-type="float">
            <text:p>3.38E-01</text:p>
          </table:table-cell>
          <table:table-cell/>
          <table:table-cell office:value-type="float" office:value="71.31815" calcext:value-type="float">
            <text:p>71.31815</text:p>
          </table:table-cell>
          <table:table-cell office:value-type="float" office:value="6.699964" calcext:value-type="float">
            <text:p>6.699964</text:p>
          </table:table-cell>
          <table:table-cell office:value-type="float" office:value="21.429563" calcext:value-type="float">
            <text:p>21.429563</text:p>
          </table:table-cell>
          <table:table-cell office:value-type="float" office:value="12.511565" calcext:value-type="float">
            <text:p>12.511565</text:p>
          </table:table-cell>
          <table:table-cell office:value-type="float" office:value="11.78188" calcext:value-type="float">
            <text:p>11.78188</text:p>
          </table:table-cell>
          <table:table-cell office:value-type="float" office:value="8.911775" calcext:value-type="float">
            <text:p>8.911775</text:p>
          </table:table-cell>
          <table:table-cell office:value-type="float" office:value="7.808185" calcext:value-type="float">
            <text:p>7.808185</text:p>
          </table:table-cell>
          <table:table-cell/>
          <table:table-cell office:value-type="float" office:value="0.396865" calcext:value-type="float">
            <text:p>0.396865</text:p>
          </table:table-cell>
          <table:table-cell office:value-type="float" office:value="0.207858691582627" calcext:value-type="float">
            <text:p>0.207858691582627</text:p>
          </table:table-cell>
          <table:table-cell office:value-type="float" office:value="0.163200861091113" calcext:value-type="float">
            <text:p>0.1632008610911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46919983" calcext:value-type="float">
            <text:p>6546919983</text:p>
          </table:table-cell>
          <table:table-cell office:value-type="float" office:value="28454562720" calcext:value-type="float">
            <text:p>28454562720</text:p>
          </table:table-cell>
          <table:table-cell office:value-type="float" office:value="0.328093" calcext:value-type="float">
            <text:p>3.28E-01</text:p>
          </table:table-cell>
          <table:table-cell/>
          <table:table-cell office:value-type="float" office:value="66.957813" calcext:value-type="float">
            <text:p>66.957813</text:p>
          </table:table-cell>
          <table:table-cell office:value-type="float" office:value="6.558095" calcext:value-type="float">
            <text:p>6.558095</text:p>
          </table:table-cell>
          <table:table-cell office:value-type="float" office:value="21.883228" calcext:value-type="float">
            <text:p>21.883228</text:p>
          </table:table-cell>
          <table:table-cell office:value-type="float" office:value="11.196566" calcext:value-type="float">
            <text:p>11.196566</text:p>
          </table:table-cell>
          <table:table-cell office:value-type="float" office:value="9.978149" calcext:value-type="float">
            <text:p>9.978149</text:p>
          </table:table-cell>
          <table:table-cell office:value-type="float" office:value="8.633835" calcext:value-type="float">
            <text:p>8.633835</text:p>
          </table:table-cell>
          <table:table-cell office:value-type="float" office:value="7.06625" calcext:value-type="float">
            <text:p>7.06625</text:p>
          </table:table-cell>
          <table:table-cell/>
          <table:table-cell office:value-type="float" office:value="0.295153" calcext:value-type="float">
            <text:p>0.295153</text:p>
          </table:table-cell>
          <table:table-cell office:value-type="float" office:value="0.212314720951912" calcext:value-type="float">
            <text:p>0.212314720951912</text:p>
          </table:table-cell>
          <table:table-cell office:value-type="float" office:value="0.143384124372163" calcext:value-type="float">
            <text:p>0.1433841243721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66600869" calcext:value-type="float">
            <text:p>5866600869</text:p>
          </table:table-cell>
          <table:table-cell office:value-type="float" office:value="26131583016" calcext:value-type="float">
            <text:p>26131583016</text:p>
          </table:table-cell>
          <table:table-cell office:value-type="float" office:value="0.323166" calcext:value-type="float">
            <text:p>3.23E-01</text:p>
          </table:table-cell>
          <table:table-cell/>
          <table:table-cell office:value-type="float" office:value="74.472887" calcext:value-type="float">
            <text:p>74.472887</text:p>
          </table:table-cell>
          <table:table-cell office:value-type="float" office:value="9.317059" calcext:value-type="float">
            <text:p>9.317059</text:p>
          </table:table-cell>
          <table:table-cell office:value-type="float" office:value="22.706494" calcext:value-type="float">
            <text:p>22.706494</text:p>
          </table:table-cell>
          <table:table-cell office:value-type="float" office:value="11.079272" calcext:value-type="float">
            <text:p>11.079272</text:p>
          </table:table-cell>
          <table:table-cell office:value-type="float" office:value="10.264342" calcext:value-type="float">
            <text:p>10.264342</text:p>
          </table:table-cell>
          <table:table-cell office:value-type="float" office:value="8.394014" calcext:value-type="float">
            <text:p>8.394014</text:p>
          </table:table-cell>
          <table:table-cell office:value-type="float" office:value="10.165796" calcext:value-type="float">
            <text:p>10.165796</text:p>
          </table:table-cell>
          <table:table-cell/>
          <table:table-cell office:value-type="float" office:value="0.346091" calcext:value-type="float">
            <text:p>0.346091</text:p>
          </table:table-cell>
          <table:table-cell office:value-type="float" office:value="0.197711056790666" calcext:value-type="float">
            <text:p>0.197711056790666</text:p>
          </table:table-cell>
          <table:table-cell office:value-type="float" office:value="0.122978609831342" calcext:value-type="float">
            <text:p>0.1229786098313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98873077" calcext:value-type="float">
            <text:p>5198873077</text:p>
          </table:table-cell>
          <table:table-cell office:value-type="float" office:value="23824413504" calcext:value-type="float">
            <text:p>23824413504</text:p>
          </table:table-cell>
          <table:table-cell office:value-type="float" office:value="0.316923" calcext:value-type="float">
            <text:p>3.17E-01</text:p>
          </table:table-cell>
          <table:table-cell/>
          <table:table-cell office:value-type="float" office:value="70.020183" calcext:value-type="float">
            <text:p>70.020183</text:p>
          </table:table-cell>
          <table:table-cell office:value-type="float" office:value="6.461043" calcext:value-type="float">
            <text:p>6.461043</text:p>
          </table:table-cell>
          <table:table-cell office:value-type="float" office:value="25.3821" calcext:value-type="float">
            <text:p>25.3821</text:p>
          </table:table-cell>
          <table:table-cell office:value-type="float" office:value="9.560657" calcext:value-type="float">
            <text:p>9.560657</text:p>
          </table:table-cell>
          <table:table-cell office:value-type="float" office:value="8.804842" calcext:value-type="float">
            <text:p>8.804842</text:p>
          </table:table-cell>
          <table:table-cell office:value-type="float" office:value="8.0548" calcext:value-type="float">
            <text:p>8.0548</text:p>
          </table:table-cell>
          <table:table-cell office:value-type="float" office:value="8.495481" calcext:value-type="float">
            <text:p>8.495481</text:p>
          </table:table-cell>
          <table:table-cell/>
          <table:table-cell office:value-type="float" office:value="0.271055" calcext:value-type="float">
            <text:p>0.271055</text:p>
          </table:table-cell>
          <table:table-cell office:value-type="float" office:value="0.197234178059674" calcext:value-type="float">
            <text:p>0.197234178059674</text:p>
          </table:table-cell>
          <table:table-cell office:value-type="float" office:value="0.127747759897175" calcext:value-type="float">
            <text:p>0.127747759897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22399902" calcext:value-type="float">
            <text:p>4522399902</text:p>
          </table:table-cell>
          <table:table-cell office:value-type="float" office:value="21472131240" calcext:value-type="float">
            <text:p>21472131240</text:p>
          </table:table-cell>
          <table:table-cell office:value-type="float" office:value="0.31474" calcext:value-type="float">
            <text:p>3.15E-01</text:p>
          </table:table-cell>
          <table:table-cell/>
          <table:table-cell office:value-type="float" office:value="62.309085" calcext:value-type="float">
            <text:p>62.309085</text:p>
          </table:table-cell>
          <table:table-cell office:value-type="float" office:value="5.643207" calcext:value-type="float">
            <text:p>5.643207</text:p>
          </table:table-cell>
          <table:table-cell office:value-type="float" office:value="22.249486" calcext:value-type="float">
            <text:p>22.249486</text:p>
          </table:table-cell>
          <table:table-cell office:value-type="float" office:value="9.507188" calcext:value-type="float">
            <text:p>9.507188</text:p>
          </table:table-cell>
          <table:table-cell office:value-type="float" office:value="8.86816" calcext:value-type="float">
            <text:p>8.86816</text:p>
          </table:table-cell>
          <table:table-cell office:value-type="float" office:value="7.356741" calcext:value-type="float">
            <text:p>7.356741</text:p>
          </table:table-cell>
          <table:table-cell office:value-type="float" office:value="7.034716" calcext:value-type="float">
            <text:p>7.034716</text:p>
          </table:table-cell>
          <table:table-cell/>
          <table:table-cell office:value-type="float" office:value="0.151851" calcext:value-type="float">
            <text:p>0.151851</text:p>
          </table:table-cell>
          <table:table-cell office:value-type="float" office:value="0.168972138602234" calcext:value-type="float">
            <text:p>0.168972138602234</text:p>
          </table:table-cell>
          <table:table-cell office:value-type="float" office:value="0.121492245871724" calcext:value-type="float">
            <text:p>0.1214922458717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54107940" calcext:value-type="float">
            <text:p>3854107940</text:p>
          </table:table-cell>
          <table:table-cell office:value-type="float" office:value="19060186032" calcext:value-type="float">
            <text:p>19060186032</text:p>
          </table:table-cell>
          <table:table-cell office:value-type="float" office:value="0.311889" calcext:value-type="float">
            <text:p>3.12E-01</text:p>
          </table:table-cell>
          <table:table-cell/>
          <table:table-cell office:value-type="float" office:value="60.707659" calcext:value-type="float">
            <text:p>60.707659</text:p>
          </table:table-cell>
          <table:table-cell office:value-type="float" office:value="5.046141" calcext:value-type="float">
            <text:p>5.046141</text:p>
          </table:table-cell>
          <table:table-cell office:value-type="float" office:value="22.998909" calcext:value-type="float">
            <text:p>22.998909</text:p>
          </table:table-cell>
          <table:table-cell office:value-type="float" office:value="8.83309" calcext:value-type="float">
            <text:p>8.83309</text:p>
          </table:table-cell>
          <table:table-cell office:value-type="float" office:value="8.99487" calcext:value-type="float">
            <text:p>8.99487</text:p>
          </table:table-cell>
          <table:table-cell office:value-type="float" office:value="6.289137" calcext:value-type="float">
            <text:p>6.289137</text:p>
          </table:table-cell>
          <table:table-cell office:value-type="float" office:value="6.885629" calcext:value-type="float">
            <text:p>6.885629</text:p>
          </table:table-cell>
          <table:table-cell/>
          <table:table-cell office:value-type="float" office:value="0.119183" calcext:value-type="float">
            <text:p>0.119183</text:p>
          </table:table-cell>
          <table:table-cell office:value-type="float" office:value="0.165057203341096" calcext:value-type="float">
            <text:p>0.165057203341096</text:p>
          </table:table-cell>
          <table:table-cell office:value-type="float" office:value="0.112120516579017" calcext:value-type="float">
            <text:p>0.112120516579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90730153" calcext:value-type="float">
            <text:p>3190730153</text:p>
          </table:table-cell>
          <table:table-cell office:value-type="float" office:value="16692324840" calcext:value-type="float">
            <text:p>16692324840</text:p>
          </table:table-cell>
          <table:table-cell office:value-type="float" office:value="0.303529" calcext:value-type="float">
            <text:p>3.04E-01</text:p>
          </table:table-cell>
          <table:table-cell/>
          <table:table-cell office:value-type="float" office:value="70.917241" calcext:value-type="float">
            <text:p>70.917241</text:p>
          </table:table-cell>
          <table:table-cell office:value-type="float" office:value="6.689012" calcext:value-type="float">
            <text:p>6.689012</text:p>
          </table:table-cell>
          <table:table-cell office:value-type="float" office:value="23.840942" calcext:value-type="float">
            <text:p>23.840942</text:p>
          </table:table-cell>
          <table:table-cell office:value-type="float" office:value="12.376062" calcext:value-type="float">
            <text:p>12.376062</text:p>
          </table:table-cell>
          <table:table-cell office:value-type="float" office:value="10.732738" calcext:value-type="float">
            <text:p>10.732738</text:p>
          </table:table-cell>
          <table:table-cell office:value-type="float" office:value="8.556004" calcext:value-type="float">
            <text:p>8.556004</text:p>
          </table:table-cell>
          <table:table-cell office:value-type="float" office:value="7.167873" calcext:value-type="float">
            <text:p>7.167873</text:p>
          </table:table-cell>
          <table:table-cell/>
          <table:table-cell office:value-type="float" office:value="0.247757" calcext:value-type="float">
            <text:p>0.247757</text:p>
          </table:table-cell>
          <table:table-cell office:value-type="float" office:value="0.164517852498084" calcext:value-type="float">
            <text:p>0.164517852498084</text:p>
          </table:table-cell>
          <table:table-cell office:value-type="float" office:value="0.103370116298312" calcext:value-type="float">
            <text:p>0.1033701162983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7682534" calcext:value-type="float">
            <text:p>2507682534</text:p>
          </table:table-cell>
          <table:table-cell office:value-type="float" office:value="14247659520" calcext:value-type="float">
            <text:p>14247659520</text:p>
          </table:table-cell>
          <table:table-cell office:value-type="float" office:value="0.293222" calcext:value-type="float">
            <text:p>2.93E-01</text:p>
          </table:table-cell>
          <table:table-cell/>
          <table:table-cell office:value-type="float" office:value="64.858967" calcext:value-type="float">
            <text:p>64.858967</text:p>
          </table:table-cell>
          <table:table-cell office:value-type="float" office:value="5.151829" calcext:value-type="float">
            <text:p>5.151829</text:p>
          </table:table-cell>
          <table:table-cell office:value-type="float" office:value="25.313831" calcext:value-type="float">
            <text:p>25.313831</text:p>
          </table:table-cell>
          <table:table-cell office:value-type="float" office:value="9.685356" calcext:value-type="float">
            <text:p>9.685356</text:p>
          </table:table-cell>
          <table:table-cell office:value-type="float" office:value="9.543056" calcext:value-type="float">
            <text:p>9.543056</text:p>
          </table:table-cell>
          <table:table-cell office:value-type="float" office:value="6.064852" calcext:value-type="float">
            <text:p>6.064852</text:p>
          </table:table-cell>
          <table:table-cell office:value-type="float" office:value="7.421518" calcext:value-type="float">
            <text:p>7.421518</text:p>
          </table:table-cell>
          <table:table-cell/>
          <table:table-cell office:value-type="float" office:value="0.112356" calcext:value-type="float">
            <text:p>0.112356</text:p>
          </table:table-cell>
          <table:table-cell office:value-type="float" office:value="0.167675810336045" calcext:value-type="float">
            <text:p>0.167675810336045</text:p>
          </table:table-cell>
          <table:table-cell office:value-type="float" office:value="0.107205306377226" calcext:value-type="float">
            <text:p>0.1072053063772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3684425" calcext:value-type="float">
            <text:p>1843684425</text:p>
          </table:table-cell>
          <table:table-cell office:value-type="float" office:value="11858919048" calcext:value-type="float">
            <text:p>11858919048</text:p>
          </table:table-cell>
          <table:table-cell office:value-type="float" office:value="0.286297" calcext:value-type="float">
            <text:p>2.86E-01</text:p>
          </table:table-cell>
          <table:table-cell/>
          <table:table-cell office:value-type="float" office:value="67.846175" calcext:value-type="float">
            <text:p>67.846175</text:p>
          </table:table-cell>
          <table:table-cell office:value-type="float" office:value="5.102588" calcext:value-type="float">
            <text:p>5.102588</text:p>
          </table:table-cell>
          <table:table-cell office:value-type="float" office:value="26.859268" calcext:value-type="float">
            <text:p>26.859268</text:p>
          </table:table-cell>
          <table:table-cell office:value-type="float" office:value="10.817295" calcext:value-type="float">
            <text:p>10.817295</text:p>
          </table:table-cell>
          <table:table-cell office:value-type="float" office:value="10.421817" calcext:value-type="float">
            <text:p>10.421817</text:p>
          </table:table-cell>
          <table:table-cell office:value-type="float" office:value="6.007585" calcext:value-type="float">
            <text:p>6.007585</text:p>
          </table:table-cell>
          <table:table-cell office:value-type="float" office:value="7.182919" calcext:value-type="float">
            <text:p>7.182919</text:p>
          </table:table-cell>
          <table:table-cell/>
          <table:table-cell office:value-type="float" office:value="0.098488" calcext:value-type="float">
            <text:p>0.098488</text:p>
          </table:table-cell>
          <table:table-cell office:value-type="float" office:value="0.122473012843817" calcext:value-type="float">
            <text:p>0.122473012843817</text:p>
          </table:table-cell>
          <table:table-cell office:value-type="float" office:value="0.0971176981087695" calcext:value-type="float">
            <text:p>0.0971176981087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9409735" calcext:value-type="float">
            <text:p>1269409735</text:p>
          </table:table-cell>
          <table:table-cell office:value-type="float" office:value="8117291232" calcext:value-type="float">
            <text:p>8117291232</text:p>
          </table:table-cell>
          <table:table-cell office:value-type="float" office:value="0.275283" calcext:value-type="float">
            <text:p>2.75E-01</text:p>
          </table:table-cell>
          <table:table-cell/>
          <table:table-cell office:value-type="float" office:value="76.061746" calcext:value-type="float">
            <text:p>76.061746</text:p>
          </table:table-cell>
          <table:table-cell office:value-type="float" office:value="6.081655" calcext:value-type="float">
            <text:p>6.081655</text:p>
          </table:table-cell>
          <table:table-cell office:value-type="float" office:value="29.319527" calcext:value-type="float">
            <text:p>29.319527</text:p>
          </table:table-cell>
          <table:table-cell office:value-type="float" office:value="12.10616" calcext:value-type="float">
            <text:p>12.10616</text:p>
          </table:table-cell>
          <table:table-cell office:value-type="float" office:value="10.569056" calcext:value-type="float">
            <text:p>10.569056</text:p>
          </table:table-cell>
          <table:table-cell office:value-type="float" office:value="8.250277" calcext:value-type="float">
            <text:p>8.250277</text:p>
          </table:table-cell>
          <table:table-cell office:value-type="float" office:value="7.877392" calcext:value-type="float">
            <text:p>7.877392</text:p>
          </table:table-cell>
          <table:table-cell/>
          <table:table-cell office:value-type="float" office:value="0.154106" calcext:value-type="float">
            <text:p>0.154106</text:p>
          </table:table-cell>
          <table:table-cell office:value-type="float" office:value="0.113761810861768" calcext:value-type="float">
            <text:p>0.113761810861768</text:p>
          </table:table-cell>
          <table:table-cell office:value-type="float" office:value="0.0950074612279231" calcext:value-type="float">
            <text:p>0.09500746122792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9436959" calcext:value-type="float">
            <text:p>679436959</text:p>
          </table:table-cell>
          <table:table-cell office:value-type="float" office:value="3935555496" calcext:value-type="float">
            <text:p>3935555496</text:p>
          </table:table-cell>
          <table:table-cell office:value-type="float" office:value="0.2561" calcext:value-type="float">
            <text:p>2.56E-01</text:p>
          </table:table-cell>
          <table:table-cell/>
          <table:table-cell office:value-type="float" office:value="66.226065" calcext:value-type="float">
            <text:p>66.226065</text:p>
          </table:table-cell>
          <table:table-cell office:value-type="float" office:value="5.323414" calcext:value-type="float">
            <text:p>5.323414</text:p>
          </table:table-cell>
          <table:table-cell office:value-type="float" office:value="27.847534" calcext:value-type="float">
            <text:p>27.847534</text:p>
          </table:table-cell>
          <table:table-cell office:value-type="float" office:value="10.351222" calcext:value-type="float">
            <text:p>10.351222</text:p>
          </table:table-cell>
          <table:table-cell office:value-type="float" office:value="10.057179" calcext:value-type="float">
            <text:p>10.057179</text:p>
          </table:table-cell>
          <table:table-cell office:value-type="float" office:value="6.839477" calcext:value-type="float">
            <text:p>6.839477</text:p>
          </table:table-cell>
          <table:table-cell office:value-type="float" office:value="4.479092" calcext:value-type="float">
            <text:p>4.479092</text:p>
          </table:table-cell>
          <table:table-cell/>
          <table:table-cell office:value-type="float" office:value="0.086149" calcext:value-type="float">
            <text:p>0.086149</text:p>
          </table:table-cell>
          <table:table-cell office:value-type="float" office:value="0.119536836258818" calcext:value-type="float">
            <text:p>0.119536836258818</text:p>
          </table:table-cell>
          <table:table-cell office:value-type="float" office:value="0.0980534332172964" calcext:value-type="float">
            <text:p>0.09805343321729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522652" calcext:value-type="float">
            <text:p>398522652</text:p>
          </table:table-cell>
          <table:table-cell office:value-type="float" office:value="1907322192" calcext:value-type="float">
            <text:p>1907322192</text:p>
          </table:table-cell>
          <table:table-cell office:value-type="float" office:value="0.228452" calcext:value-type="float">
            <text:p>2.28E-01</text:p>
          </table:table-cell>
          <table:table-cell/>
          <table:table-cell office:value-type="float" office:value="64.936794" calcext:value-type="float">
            <text:p>64.936794</text:p>
          </table:table-cell>
          <table:table-cell office:value-type="float" office:value="5.860351" calcext:value-type="float">
            <text:p>5.860351</text:p>
          </table:table-cell>
          <table:table-cell office:value-type="float" office:value="27.002631" calcext:value-type="float">
            <text:p>27.002631</text:p>
          </table:table-cell>
          <table:table-cell office:value-type="float" office:value="10.184324" calcext:value-type="float">
            <text:p>10.184324</text:p>
          </table:table-cell>
          <table:table-cell office:value-type="float" office:value="9.756395" calcext:value-type="float">
            <text:p>9.756395</text:p>
          </table:table-cell>
          <table:table-cell office:value-type="float" office:value="7.677791" calcext:value-type="float">
            <text:p>7.677791</text:p>
          </table:table-cell>
          <table:table-cell office:value-type="float" office:value="2.926903" calcext:value-type="float">
            <text:p>2.926903</text:p>
          </table:table-cell>
          <table:table-cell/>
          <table:table-cell office:value-type="float" office:value="0.075169" calcext:value-type="float">
            <text:p>0.075169</text:p>
          </table:table-cell>
          <table:table-cell office:value-type="float" office:value="0.0902434696168897" calcext:value-type="float">
            <text:p>0.0902434696168897</text:p>
          </table:table-cell>
          <table:table-cell office:value-type="float" office:value="0.0794618133400296" calcext:value-type="float">
            <text:p>0.0794618133400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522652" calcext:value-type="float">
            <text:p>398522652</text:p>
          </table:table-cell>
          <table:table-cell office:value-type="float" office:value="1907322192" calcext:value-type="float">
            <text:p>1907322192</text:p>
          </table:table-cell>
          <table:table-cell office:value-type="float" office:value="0.228452" calcext:value-type="float">
            <text:p>2.28E-01</text:p>
          </table:table-cell>
          <table:table-cell/>
          <table:table-cell office:value-type="float" office:value="64.936794" calcext:value-type="float">
            <text:p>64.936794</text:p>
          </table:table-cell>
          <table:table-cell office:value-type="float" office:value="5.860351" calcext:value-type="float">
            <text:p>5.860351</text:p>
          </table:table-cell>
          <table:table-cell office:value-type="float" office:value="27.002631" calcext:value-type="float">
            <text:p>27.002631</text:p>
          </table:table-cell>
          <table:table-cell office:value-type="float" office:value="10.184324" calcext:value-type="float">
            <text:p>10.184324</text:p>
          </table:table-cell>
          <table:table-cell office:value-type="float" office:value="9.756395" calcext:value-type="float">
            <text:p>9.756395</text:p>
          </table:table-cell>
          <table:table-cell office:value-type="float" office:value="7.677791" calcext:value-type="float">
            <text:p>7.677791</text:p>
          </table:table-cell>
          <table:table-cell office:value-type="float" office:value="2.926903" calcext:value-type="float">
            <text:p>2.926903</text:p>
          </table:table-cell>
          <table:table-cell/>
          <table:table-cell office:value-type="float" office:value="0.075169" calcext:value-type="float">
            <text:p>0.075169</text:p>
          </table:table-cell>
          <table:table-cell office:value-type="float" office:value="0.0902434696168897" calcext:value-type="float">
            <text:p>0.0902434696168897</text:p>
          </table:table-cell>
          <table:table-cell table:style-name="ce1" office:value-type="float" office:value="0.0794618133400296" calcext:value-type="float">
            <text:p>7.95E-0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28019182" calcext:value-type="float">
            <text:p>11228019182</text:p>
          </table:table-cell>
          <table:table-cell office:value-type="float" office:value="54533291256" calcext:value-type="float">
            <text:p>54533291256</text:p>
          </table:table-cell>
          <table:table-cell office:value-type="float" office:value="0.385418" calcext:value-type="float">
            <text:p>3.85E-01</text:p>
          </table:table-cell>
          <table:table-cell/>
          <table:table-cell office:value-type="float" office:value="63.277371" calcext:value-type="float">
            <text:p>63.277371</text:p>
          </table:table-cell>
          <table:table-cell office:value-type="float" office:value="3.346565" calcext:value-type="float">
            <text:p>3.346565</text:p>
          </table:table-cell>
          <table:table-cell office:value-type="float" office:value="19.981996" calcext:value-type="float">
            <text:p>19.981996</text:p>
          </table:table-cell>
          <table:table-cell office:value-type="float" office:value="11.791731" calcext:value-type="float">
            <text:p>11.791731</text:p>
          </table:table-cell>
          <table:table-cell office:value-type="float" office:value="9.447351" calcext:value-type="float">
            <text:p>9.447351</text:p>
          </table:table-cell>
          <table:table-cell office:value-type="float" office:value="7.550684" calcext:value-type="float">
            <text:p>7.550684</text:p>
          </table:table-cell>
          <table:table-cell office:value-type="float" office:value="9.437628" calcext:value-type="float">
            <text:p>9.437628</text:p>
          </table:table-cell>
          <table:table-cell/>
          <table:table-cell office:value-type="float" office:value="0.274944" calcext:value-type="float">
            <text:p>0.274944</text:p>
          </table:table-cell>
          <table:table-cell office:value-type="float" office:value="0.176254465398038" calcext:value-type="float">
            <text:p>0.176254465398038</text:p>
          </table:table-cell>
          <table:table-cell office:value-type="float" office:value="0.174632734989238" calcext:value-type="float">
            <text:p>0.1746327349892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97383770" calcext:value-type="float">
            <text:p>10597383770</text:p>
          </table:table-cell>
          <table:table-cell office:value-type="float" office:value="49774746420" calcext:value-type="float">
            <text:p>49774746420</text:p>
          </table:table-cell>
          <table:table-cell office:value-type="float" office:value="0.380455" calcext:value-type="float">
            <text:p>3.80E-01</text:p>
          </table:table-cell>
          <table:table-cell/>
          <table:table-cell office:value-type="float" office:value="65.812454" calcext:value-type="float">
            <text:p>65.812454</text:p>
          </table:table-cell>
          <table:table-cell office:value-type="float" office:value="3.519911" calcext:value-type="float">
            <text:p>3.519911</text:p>
          </table:table-cell>
          <table:table-cell office:value-type="float" office:value="21.959305" calcext:value-type="float">
            <text:p>21.959305</text:p>
          </table:table-cell>
          <table:table-cell office:value-type="float" office:value="11.818177" calcext:value-type="float">
            <text:p>11.818177</text:p>
          </table:table-cell>
          <table:table-cell office:value-type="float" office:value="9.521323" calcext:value-type="float">
            <text:p>9.521323</text:p>
          </table:table-cell>
          <table:table-cell office:value-type="float" office:value="7.711323" calcext:value-type="float">
            <text:p>7.711323</text:p>
          </table:table-cell>
          <table:table-cell office:value-type="float" office:value="9.340584" calcext:value-type="float">
            <text:p>9.340584</text:p>
          </table:table-cell>
          <table:table-cell/>
          <table:table-cell office:value-type="float" office:value="0.329253" calcext:value-type="float">
            <text:p>0.329253</text:p>
          </table:table-cell>
          <table:table-cell office:value-type="float" office:value="0.182768996425679" calcext:value-type="float">
            <text:p>0.182768996425679</text:p>
          </table:table-cell>
          <table:table-cell office:value-type="float" office:value="0.180336042382996" calcext:value-type="float">
            <text:p>0.1803360423829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77395428" calcext:value-type="float">
            <text:p>9977395428</text:p>
          </table:table-cell>
          <table:table-cell office:value-type="float" office:value="44664029568" calcext:value-type="float">
            <text:p>44664029568</text:p>
          </table:table-cell>
          <table:table-cell office:value-type="float" office:value="0.374696" calcext:value-type="float">
            <text:p>3.75E-01</text:p>
          </table:table-cell>
          <table:table-cell/>
          <table:table-cell office:value-type="float" office:value="62.34349" calcext:value-type="float">
            <text:p>62.34349</text:p>
          </table:table-cell>
          <table:table-cell office:value-type="float" office:value="3.527128" calcext:value-type="float">
            <text:p>3.527128</text:p>
          </table:table-cell>
          <table:table-cell office:value-type="float" office:value="19.964627" calcext:value-type="float">
            <text:p>19.964627</text:p>
          </table:table-cell>
          <table:table-cell office:value-type="float" office:value="11.410796" calcext:value-type="float">
            <text:p>11.410796</text:p>
          </table:table-cell>
          <table:table-cell office:value-type="float" office:value="9.13286" calcext:value-type="float">
            <text:p>9.13286</text:p>
          </table:table-cell>
          <table:table-cell office:value-type="float" office:value="7.747257" calcext:value-type="float">
            <text:p>7.747257</text:p>
          </table:table-cell>
          <table:table-cell office:value-type="float" office:value="8.813197" calcext:value-type="float">
            <text:p>8.813197</text:p>
          </table:table-cell>
          <table:table-cell/>
          <table:table-cell office:value-type="float" office:value="0.290597" calcext:value-type="float">
            <text:p>0.290597</text:p>
          </table:table-cell>
          <table:table-cell office:value-type="float" office:value="0.163093073229335" calcext:value-type="float">
            <text:p>0.163093073229335</text:p>
          </table:table-cell>
          <table:table-cell office:value-type="float" office:value="0.200475336386021" calcext:value-type="float">
            <text:p>0.2004753363860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44085865" calcext:value-type="float">
            <text:p>9344085865</text:p>
          </table:table-cell>
          <table:table-cell office:value-type="float" office:value="39390232752" calcext:value-type="float">
            <text:p>39390232752</text:p>
          </table:table-cell>
          <table:table-cell office:value-type="float" office:value="0.370018" calcext:value-type="float">
            <text:p>3.70E-01</text:p>
          </table:table-cell>
          <table:table-cell/>
          <table:table-cell office:value-type="float" office:value="60.746934" calcext:value-type="float">
            <text:p>60.746934</text:p>
          </table:table-cell>
          <table:table-cell office:value-type="float" office:value="3.600403" calcext:value-type="float">
            <text:p>3.600403</text:p>
          </table:table-cell>
          <table:table-cell office:value-type="float" office:value="19.610331" calcext:value-type="float">
            <text:p>19.610331</text:p>
          </table:table-cell>
          <table:table-cell office:value-type="float" office:value="10.843461" calcext:value-type="float">
            <text:p>10.843461</text:p>
          </table:table-cell>
          <table:table-cell office:value-type="float" office:value="8.907456" calcext:value-type="float">
            <text:p>8.907456</text:p>
          </table:table-cell>
          <table:table-cell office:value-type="float" office:value="8.026806" calcext:value-type="float">
            <text:p>8.026806</text:p>
          </table:table-cell>
          <table:table-cell office:value-type="float" office:value="8.115198" calcext:value-type="float">
            <text:p>8.115198</text:p>
          </table:table-cell>
          <table:table-cell/>
          <table:table-cell office:value-type="float" office:value="0.301479" calcext:value-type="float">
            <text:p>0.301479</text:p>
          </table:table-cell>
          <table:table-cell office:value-type="float" office:value="0.155003732188421" calcext:value-type="float">
            <text:p>0.155003732188421</text:p>
          </table:table-cell>
          <table:table-cell office:value-type="float" office:value="0.190748354073092" calcext:value-type="float">
            <text:p>0.19074835407309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35542140" calcext:value-type="float">
            <text:p>8535542140</text:p>
          </table:table-cell>
          <table:table-cell office:value-type="float" office:value="34401286296" calcext:value-type="float">
            <text:p>34401286296</text:p>
          </table:table-cell>
          <table:table-cell office:value-type="float" office:value="0.366266" calcext:value-type="float">
            <text:p>3.66E-01</text:p>
          </table:table-cell>
          <table:table-cell/>
          <table:table-cell office:value-type="float" office:value="59.318391" calcext:value-type="float">
            <text:p>59.318391</text:p>
          </table:table-cell>
          <table:table-cell office:value-type="float" office:value="3.677542" calcext:value-type="float">
            <text:p>3.677542</text:p>
          </table:table-cell>
          <table:table-cell office:value-type="float" office:value="19.166343" calcext:value-type="float">
            <text:p>19.166343</text:p>
          </table:table-cell>
          <table:table-cell office:value-type="float" office:value="9.922368" calcext:value-type="float">
            <text:p>9.922368</text:p>
          </table:table-cell>
          <table:table-cell office:value-type="float" office:value="8.757953" calcext:value-type="float">
            <text:p>8.757953</text:p>
          </table:table-cell>
          <table:table-cell office:value-type="float" office:value="8.177588" calcext:value-type="float">
            <text:p>8.177588</text:p>
          </table:table-cell>
          <table:table-cell office:value-type="float" office:value="7.846147" calcext:value-type="float">
            <text:p>7.846147</text:p>
          </table:table-cell>
          <table:table-cell/>
          <table:table-cell office:value-type="float" office:value="0.307096" calcext:value-type="float">
            <text:p>0.307096</text:p>
          </table:table-cell>
          <table:table-cell office:value-type="float" office:value="0.183169472456721" calcext:value-type="float">
            <text:p>0.183169472456721</text:p>
          </table:table-cell>
          <table:table-cell office:value-type="float" office:value="0.212173226117091" calcext:value-type="float">
            <text:p>0.2121732261170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18168091" calcext:value-type="float">
            <text:p>7518168091</text:p>
          </table:table-cell>
          <table:table-cell office:value-type="float" office:value="31703138820" calcext:value-type="float">
            <text:p>31703138820</text:p>
          </table:table-cell>
          <table:table-cell office:value-type="float" office:value="0.366659" calcext:value-type="float">
            <text:p>3.67E-01</text:p>
          </table:table-cell>
          <table:table-cell/>
          <table:table-cell office:value-type="float" office:value="68.978476" calcext:value-type="float">
            <text:p>68.978476</text:p>
          </table:table-cell>
          <table:table-cell office:value-type="float" office:value="4.769617" calcext:value-type="float">
            <text:p>4.769617</text:p>
          </table:table-cell>
          <table:table-cell office:value-type="float" office:value="20.237903" calcext:value-type="float">
            <text:p>20.237903</text:p>
          </table:table-cell>
          <table:table-cell office:value-type="float" office:value="13.384954" calcext:value-type="float">
            <text:p>13.384954</text:p>
          </table:table-cell>
          <table:table-cell office:value-type="float" office:value="9.665793" calcext:value-type="float">
            <text:p>9.665793</text:p>
          </table:table-cell>
          <table:table-cell office:value-type="float" office:value="9.491474" calcext:value-type="float">
            <text:p>9.491474</text:p>
          </table:table-cell>
          <table:table-cell office:value-type="float" office:value="9.412561" calcext:value-type="float">
            <text:p>9.412561</text:p>
          </table:table-cell>
          <table:table-cell/>
          <table:table-cell office:value-type="float" office:value="0.425502" calcext:value-type="float">
            <text:p>0.425502</text:p>
          </table:table-cell>
          <table:table-cell office:value-type="float" office:value="0.219413096935189" calcext:value-type="float">
            <text:p>0.219413096935189</text:p>
          </table:table-cell>
          <table:table-cell office:value-type="float" office:value="0.17966534090961" calcext:value-type="float">
            <text:p>0.179665340909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92563851" calcext:value-type="float">
            <text:p>6492563851</text:p>
          </table:table-cell>
          <table:table-cell office:value-type="float" office:value="28409181120" calcext:value-type="float">
            <text:p>28409181120</text:p>
          </table:table-cell>
          <table:table-cell office:value-type="float" office:value="0.357198" calcext:value-type="float">
            <text:p>3.57E-01</text:p>
          </table:table-cell>
          <table:table-cell/>
          <table:table-cell office:value-type="float" office:value="61.371997" calcext:value-type="float">
            <text:p>61.371997</text:p>
          </table:table-cell>
          <table:table-cell office:value-type="float" office:value="3.75771" calcext:value-type="float">
            <text:p>3.75771</text:p>
          </table:table-cell>
          <table:table-cell office:value-type="float" office:value="19.563713" calcext:value-type="float">
            <text:p>19.563713</text:p>
          </table:table-cell>
          <table:table-cell office:value-type="float" office:value="11.349356" calcext:value-type="float">
            <text:p>11.349356</text:p>
          </table:table-cell>
          <table:table-cell office:value-type="float" office:value="9.672776" calcext:value-type="float">
            <text:p>9.672776</text:p>
          </table:table-cell>
          <table:table-cell office:value-type="float" office:value="8.144855" calcext:value-type="float">
            <text:p>8.144855</text:p>
          </table:table-cell>
          <table:table-cell office:value-type="float" office:value="7.176145" calcext:value-type="float">
            <text:p>7.176145</text:p>
          </table:table-cell>
          <table:table-cell/>
          <table:table-cell office:value-type="float" office:value="0.299021" calcext:value-type="float">
            <text:p>0.299021</text:p>
          </table:table-cell>
          <table:table-cell office:value-type="float" office:value="0.231425761632606" calcext:value-type="float">
            <text:p>0.231425761632606</text:p>
          </table:table-cell>
          <table:table-cell office:value-type="float" office:value="0.164087027370115" calcext:value-type="float">
            <text:p>0.16408702737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12946392" calcext:value-type="float">
            <text:p>5812946392</text:p>
          </table:table-cell>
          <table:table-cell office:value-type="float" office:value="26175874464" calcext:value-type="float">
            <text:p>26175874464</text:p>
          </table:table-cell>
          <table:table-cell office:value-type="float" office:value="0.352457" calcext:value-type="float">
            <text:p>3.52E-01</text:p>
          </table:table-cell>
          <table:table-cell/>
          <table:table-cell office:value-type="float" office:value="53.877326" calcext:value-type="float">
            <text:p>53.877326</text:p>
          </table:table-cell>
          <table:table-cell office:value-type="float" office:value="2.944014" calcext:value-type="float">
            <text:p>2.944014</text:p>
          </table:table-cell>
          <table:table-cell office:value-type="float" office:value="19.418997" calcext:value-type="float">
            <text:p>19.418997</text:p>
          </table:table-cell>
          <table:table-cell office:value-type="float" office:value="8.59904" calcext:value-type="float">
            <text:p>8.59904</text:p>
          </table:table-cell>
          <table:table-cell office:value-type="float" office:value="8.788482" calcext:value-type="float">
            <text:p>8.788482</text:p>
          </table:table-cell>
          <table:table-cell office:value-type="float" office:value="5.295294" calcext:value-type="float">
            <text:p>5.295294</text:p>
          </table:table-cell>
          <table:table-cell office:value-type="float" office:value="7.105284" calcext:value-type="float">
            <text:p>7.105284</text:p>
          </table:table-cell>
          <table:table-cell/>
          <table:table-cell office:value-type="float" office:value="0.143465" calcext:value-type="float">
            <text:p>0.143465</text:p>
          </table:table-cell>
          <table:table-cell office:value-type="float" office:value="0.205921166833507" calcext:value-type="float">
            <text:p>0.205921166833507</text:p>
          </table:table-cell>
          <table:table-cell office:value-type="float" office:value="0.136497685795136" calcext:value-type="float">
            <text:p>0.1364976857951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39975874" calcext:value-type="float">
            <text:p>5139975874</text:p>
          </table:table-cell>
          <table:table-cell office:value-type="float" office:value="23897005056" calcext:value-type="float">
            <text:p>23897005056</text:p>
          </table:table-cell>
          <table:table-cell office:value-type="float" office:value="0.347386" calcext:value-type="float">
            <text:p>3.47E-01</text:p>
          </table:table-cell>
          <table:table-cell/>
          <table:table-cell office:value-type="float" office:value="57.4377" calcext:value-type="float">
            <text:p>57.4377</text:p>
          </table:table-cell>
          <table:table-cell office:value-type="float" office:value="3.517633" calcext:value-type="float">
            <text:p>3.517633</text:p>
          </table:table-cell>
          <table:table-cell office:value-type="float" office:value="20.027894" calcext:value-type="float">
            <text:p>20.027894</text:p>
          </table:table-cell>
          <table:table-cell office:value-type="float" office:value="9.729283" calcext:value-type="float">
            <text:p>9.729283</text:p>
          </table:table-cell>
          <table:table-cell office:value-type="float" office:value="9.098676" calcext:value-type="float">
            <text:p>9.098676</text:p>
          </table:table-cell>
          <table:table-cell office:value-type="float" office:value="6.286321" calcext:value-type="float">
            <text:p>6.286321</text:p>
          </table:table-cell>
          <table:table-cell office:value-type="float" office:value="7.027179" calcext:value-type="float">
            <text:p>7.027179</text:p>
          </table:table-cell>
          <table:table-cell/>
          <table:table-cell office:value-type="float" office:value="0.17658" calcext:value-type="float">
            <text:p>0.17658</text:p>
          </table:table-cell>
          <table:table-cell office:value-type="float" office:value="0.213210702687749" calcext:value-type="float">
            <text:p>0.213210702687749</text:p>
          </table:table-cell>
          <table:table-cell office:value-type="float" office:value="0.14324018093391" calcext:value-type="float">
            <text:p>0.143240180933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83341358" calcext:value-type="float">
            <text:p>4483341358</text:p>
          </table:table-cell>
          <table:table-cell office:value-type="float" office:value="21571981200" calcext:value-type="float">
            <text:p>21571981200</text:p>
          </table:table-cell>
          <table:table-cell office:value-type="float" office:value="0.344718" calcext:value-type="float">
            <text:p>3.45E-01</text:p>
          </table:table-cell>
          <table:table-cell/>
          <table:table-cell office:value-type="float" office:value="62.388856" calcext:value-type="float">
            <text:p>62.388856</text:p>
          </table:table-cell>
          <table:table-cell office:value-type="float" office:value="3.27529" calcext:value-type="float">
            <text:p>3.27529</text:p>
          </table:table-cell>
          <table:table-cell office:value-type="float" office:value="21.757928" calcext:value-type="float">
            <text:p>21.757928</text:p>
          </table:table-cell>
          <table:table-cell office:value-type="float" office:value="11.188426" calcext:value-type="float">
            <text:p>11.188426</text:p>
          </table:table-cell>
          <table:table-cell office:value-type="float" office:value="9.902725" calcext:value-type="float">
            <text:p>9.902725</text:p>
          </table:table-cell>
          <table:table-cell office:value-type="float" office:value="7.962327" calcext:value-type="float">
            <text:p>7.962327</text:p>
          </table:table-cell>
          <table:table-cell office:value-type="float" office:value="6.825897" calcext:value-type="float">
            <text:p>6.825897</text:p>
          </table:table-cell>
          <table:table-cell/>
          <table:table-cell office:value-type="float" office:value="0.290804" calcext:value-type="float">
            <text:p>0.290804</text:p>
          </table:table-cell>
          <table:table-cell office:value-type="float" office:value="0.188196382630118" calcext:value-type="float">
            <text:p>0.188196382630118</text:p>
          </table:table-cell>
          <table:table-cell office:value-type="float" office:value="0.13108118748036" calcext:value-type="float">
            <text:p>0.131081187480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13055989" calcext:value-type="float">
            <text:p>3813055989</text:p>
          </table:table-cell>
          <table:table-cell office:value-type="float" office:value="19148890752" calcext:value-type="float">
            <text:p>19148890752</text:p>
          </table:table-cell>
          <table:table-cell office:value-type="float" office:value="0.340633" calcext:value-type="float">
            <text:p>3.41E-01</text:p>
          </table:table-cell>
          <table:table-cell/>
          <table:table-cell office:value-type="float" office:value="56.180721" calcext:value-type="float">
            <text:p>56.180721</text:p>
          </table:table-cell>
          <table:table-cell office:value-type="float" office:value="2.754311" calcext:value-type="float">
            <text:p>2.754311</text:p>
          </table:table-cell>
          <table:table-cell office:value-type="float" office:value="21.102257" calcext:value-type="float">
            <text:p>21.102257</text:p>
          </table:table-cell>
          <table:table-cell office:value-type="float" office:value="8.959519" calcext:value-type="float">
            <text:p>8.959519</text:p>
          </table:table-cell>
          <table:table-cell office:value-type="float" office:value="9.507584" calcext:value-type="float">
            <text:p>9.507584</text:p>
          </table:table-cell>
          <table:table-cell office:value-type="float" office:value="5.206628" calcext:value-type="float">
            <text:p>5.206628</text:p>
          </table:table-cell>
          <table:table-cell office:value-type="float" office:value="6.856778" calcext:value-type="float">
            <text:p>6.856778</text:p>
          </table:table-cell>
          <table:table-cell/>
          <table:table-cell office:value-type="float" office:value="0.132764" calcext:value-type="float">
            <text:p>0.132764</text:p>
          </table:table-cell>
          <table:table-cell office:value-type="float" office:value="0.175502299820989" calcext:value-type="float">
            <text:p>0.175502299820989</text:p>
          </table:table-cell>
          <table:table-cell office:value-type="float" office:value="0.127869796726699" calcext:value-type="float">
            <text:p>0.1278697967266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54010447" calcext:value-type="float">
            <text:p>3154010447</text:p>
          </table:table-cell>
          <table:table-cell office:value-type="float" office:value="16761357000" calcext:value-type="float">
            <text:p>16761357000</text:p>
          </table:table-cell>
          <table:table-cell office:value-type="float" office:value="0.33411" calcext:value-type="float">
            <text:p>3.34E-01</text:p>
          </table:table-cell>
          <table:table-cell/>
          <table:table-cell office:value-type="float" office:value="58.804079" calcext:value-type="float">
            <text:p>58.804079</text:p>
          </table:table-cell>
          <table:table-cell office:value-type="float" office:value="2.779862" calcext:value-type="float">
            <text:p>2.779862</text:p>
          </table:table-cell>
          <table:table-cell office:value-type="float" office:value="22.885684" calcext:value-type="float">
            <text:p>22.885684</text:p>
          </table:table-cell>
          <table:table-cell office:value-type="float" office:value="9.477507" calcext:value-type="float">
            <text:p>9.477507</text:p>
          </table:table-cell>
          <table:table-cell office:value-type="float" office:value="9.655475" calcext:value-type="float">
            <text:p>9.655475</text:p>
          </table:table-cell>
          <table:table-cell office:value-type="float" office:value="5.085819" calcext:value-type="float">
            <text:p>5.085819</text:p>
          </table:table-cell>
          <table:table-cell office:value-type="float" office:value="7.169844" calcext:value-type="float">
            <text:p>7.169844</text:p>
          </table:table-cell>
          <table:table-cell/>
          <table:table-cell office:value-type="float" office:value="0.143482" calcext:value-type="float">
            <text:p>0.143482</text:p>
          </table:table-cell>
          <table:table-cell office:value-type="float" office:value="0.169125962534505" calcext:value-type="float">
            <text:p>0.169125962534505</text:p>
          </table:table-cell>
          <table:table-cell office:value-type="float" office:value="0.110914816741866" calcext:value-type="float">
            <text:p>0.1109148167418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1749392" calcext:value-type="float">
            <text:p>2481749392</text:p>
          </table:table-cell>
          <table:table-cell office:value-type="float" office:value="14345200224" calcext:value-type="float">
            <text:p>14345200224</text:p>
          </table:table-cell>
          <table:table-cell office:value-type="float" office:value="0.322658" calcext:value-type="float">
            <text:p>3.23E-01</text:p>
          </table:table-cell>
          <table:table-cell/>
          <table:table-cell office:value-type="float" office:value="67.793048" calcext:value-type="float">
            <text:p>67.793048</text:p>
          </table:table-cell>
          <table:table-cell office:value-type="float" office:value="3.546041" calcext:value-type="float">
            <text:p>3.546041</text:p>
          </table:table-cell>
          <table:table-cell office:value-type="float" office:value="23.440823" calcext:value-type="float">
            <text:p>23.440823</text:p>
          </table:table-cell>
          <table:table-cell office:value-type="float" office:value="13.160363" calcext:value-type="float">
            <text:p>13.160363</text:p>
          </table:table-cell>
          <table:table-cell office:value-type="float" office:value="10.935023" calcext:value-type="float">
            <text:p>10.935023</text:p>
          </table:table-cell>
          <table:table-cell office:value-type="float" office:value="7.806715" calcext:value-type="float">
            <text:p>7.806715</text:p>
          </table:table-cell>
          <table:table-cell office:value-type="float" office:value="7.330603" calcext:value-type="float">
            <text:p>7.330603</text:p>
          </table:table-cell>
          <table:table-cell/>
          <table:table-cell office:value-type="float" office:value="0.256507" calcext:value-type="float">
            <text:p>0.256507</text:p>
          </table:table-cell>
          <table:table-cell office:value-type="float" office:value="0.179251906590659" calcext:value-type="float">
            <text:p>0.179251906590659</text:p>
          </table:table-cell>
          <table:table-cell office:value-type="float" office:value="0.113936008036021" calcext:value-type="float">
            <text:p>0.1139360080360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28302887" calcext:value-type="float">
            <text:p>1828302887</text:p>
          </table:table-cell>
          <table:table-cell office:value-type="float" office:value="11918454480" calcext:value-type="float">
            <text:p>11918454480</text:p>
          </table:table-cell>
          <table:table-cell office:value-type="float" office:value="0.314019" calcext:value-type="float">
            <text:p>3.14E-01</text:p>
          </table:table-cell>
          <table:table-cell/>
          <table:table-cell office:value-type="float" office:value="62.415542" calcext:value-type="float">
            <text:p>62.415542</text:p>
          </table:table-cell>
          <table:table-cell office:value-type="float" office:value="2.454712" calcext:value-type="float">
            <text:p>2.454712</text:p>
          </table:table-cell>
          <table:table-cell office:value-type="float" office:value="25.36238" calcext:value-type="float">
            <text:p>25.36238</text:p>
          </table:table-cell>
          <table:table-cell office:value-type="float" office:value="10.83325" calcext:value-type="float">
            <text:p>10.83325</text:p>
          </table:table-cell>
          <table:table-cell office:value-type="float" office:value="10.422934" calcext:value-type="float">
            <text:p>10.422934</text:p>
          </table:table-cell>
          <table:table-cell office:value-type="float" office:value="4.815413" calcext:value-type="float">
            <text:p>4.815413</text:p>
          </table:table-cell>
          <table:table-cell office:value-type="float" office:value="7.175005" calcext:value-type="float">
            <text:p>7.175005</text:p>
          </table:table-cell>
          <table:table-cell/>
          <table:table-cell office:value-type="float" office:value="0.115688" calcext:value-type="float">
            <text:p>0.115688</text:p>
          </table:table-cell>
          <table:table-cell office:value-type="float" office:value="0.128523718734008" calcext:value-type="float">
            <text:p>0.128523718734008</text:p>
          </table:table-cell>
          <table:table-cell office:value-type="float" office:value="0.115405678673197" calcext:value-type="float">
            <text:p>0.1154056786731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8746114" calcext:value-type="float">
            <text:p>1258746114</text:p>
          </table:table-cell>
          <table:table-cell office:value-type="float" office:value="8179153488" calcext:value-type="float">
            <text:p>8179153488</text:p>
          </table:table-cell>
          <table:table-cell office:value-type="float" office:value="0.303243" calcext:value-type="float">
            <text:p>3.03E-01</text:p>
          </table:table-cell>
          <table:table-cell/>
          <table:table-cell office:value-type="float" office:value="63.885028" calcext:value-type="float">
            <text:p>63.885028</text:p>
          </table:table-cell>
          <table:table-cell office:value-type="float" office:value="2.597227" calcext:value-type="float">
            <text:p>2.597227</text:p>
          </table:table-cell>
          <table:table-cell office:value-type="float" office:value="26.086236" calcext:value-type="float">
            <text:p>26.086236</text:p>
          </table:table-cell>
          <table:table-cell office:value-type="float" office:value="11.162584" calcext:value-type="float">
            <text:p>11.162584</text:p>
          </table:table-cell>
          <table:table-cell office:value-type="float" office:value="10.700708" calcext:value-type="float">
            <text:p>10.700708</text:p>
          </table:table-cell>
          <table:table-cell office:value-type="float" office:value="5.055622" calcext:value-type="float">
            <text:p>5.055622</text:p>
          </table:table-cell>
          <table:table-cell office:value-type="float" office:value="6.68833" calcext:value-type="float">
            <text:p>6.68833</text:p>
          </table:table-cell>
          <table:table-cell/>
          <table:table-cell office:value-type="float" office:value="0.104482" calcext:value-type="float">
            <text:p>0.104482</text:p>
          </table:table-cell>
          <table:table-cell office:value-type="float" office:value="0.109660784073906" calcext:value-type="float">
            <text:p>0.109660784073906</text:p>
          </table:table-cell>
          <table:table-cell office:value-type="float" office:value="0.0944152728192451" calcext:value-type="float">
            <text:p>0.09441527281924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7708635" calcext:value-type="float">
            <text:p>677708635</text:p>
          </table:table-cell>
          <table:table-cell office:value-type="float" office:value="3953353680" calcext:value-type="float">
            <text:p>3953353680</text:p>
          </table:table-cell>
          <table:table-cell office:value-type="float" office:value="0.281912" calcext:value-type="float">
            <text:p>2.82E-01</text:p>
          </table:table-cell>
          <table:table-cell/>
          <table:table-cell office:value-type="float" office:value="61.840756" calcext:value-type="float">
            <text:p>61.840756</text:p>
          </table:table-cell>
          <table:table-cell office:value-type="float" office:value="2.733446" calcext:value-type="float">
            <text:p>2.733446</text:p>
          </table:table-cell>
          <table:table-cell office:value-type="float" office:value="26.476992" calcext:value-type="float">
            <text:p>26.476992</text:p>
          </table:table-cell>
          <table:table-cell office:value-type="float" office:value="10.563501" calcext:value-type="float">
            <text:p>10.563501</text:p>
          </table:table-cell>
          <table:table-cell office:value-type="float" office:value="10.476555" calcext:value-type="float">
            <text:p>10.476555</text:p>
          </table:table-cell>
          <table:table-cell office:value-type="float" office:value="5.381696" calcext:value-type="float">
            <text:p>5.381696</text:p>
          </table:table-cell>
          <table:table-cell office:value-type="float" office:value="4.549091" calcext:value-type="float">
            <text:p>4.549091</text:p>
          </table:table-cell>
          <table:table-cell/>
          <table:table-cell office:value-type="float" office:value="0.121135" calcext:value-type="float">
            <text:p>0.121135</text:p>
          </table:table-cell>
          <table:table-cell office:value-type="float" office:value="0.118907775477038" calcext:value-type="float">
            <text:p>0.118907775477038</text:p>
          </table:table-cell>
          <table:table-cell office:value-type="float" office:value="0.0961316711739285" calcext:value-type="float">
            <text:p>0.09613167117392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161839" calcext:value-type="float">
            <text:p>395161839</text:p>
          </table:table-cell>
          <table:table-cell office:value-type="float" office:value="1917104688" calcext:value-type="float">
            <text:p>1917104688</text:p>
          </table:table-cell>
          <table:table-cell office:value-type="float" office:value="0.251804" calcext:value-type="float">
            <text:p>2.52E-01</text:p>
          </table:table-cell>
          <table:table-cell/>
          <table:table-cell office:value-type="float" office:value="57.98638" calcext:value-type="float">
            <text:p>57.98638</text:p>
          </table:table-cell>
          <table:table-cell office:value-type="float" office:value="3.231539" calcext:value-type="float">
            <text:p>3.231539</text:p>
          </table:table-cell>
          <table:table-cell office:value-type="float" office:value="24.292713" calcext:value-type="float">
            <text:p>24.292713</text:p>
          </table:table-cell>
          <table:table-cell office:value-type="float" office:value="10.295648" calcext:value-type="float">
            <text:p>10.295648</text:p>
          </table:table-cell>
          <table:table-cell office:value-type="float" office:value="10.032778" calcext:value-type="float">
            <text:p>10.032778</text:p>
          </table:table-cell>
          <table:table-cell office:value-type="float" office:value="6.136121" calcext:value-type="float">
            <text:p>6.136121</text:p>
          </table:table-cell>
          <table:table-cell office:value-type="float" office:value="2.93727" calcext:value-type="float">
            <text:p>2.93727</text:p>
          </table:table-cell>
          <table:table-cell/>
          <table:table-cell office:value-type="float" office:value="0.084248" calcext:value-type="float">
            <text:p>0.084248</text:p>
          </table:table-cell>
          <table:table-cell office:value-type="float" office:value="0.0804540678693241" calcext:value-type="float">
            <text:p>0.0804540678693241</text:p>
          </table:table-cell>
          <table:table-cell office:value-type="float" office:value="0.0802998025948179" calcext:value-type="float">
            <text:p>0.08029980259481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161839" calcext:value-type="float">
            <text:p>395161839</text:p>
          </table:table-cell>
          <table:table-cell office:value-type="float" office:value="1917104688" calcext:value-type="float">
            <text:p>1917104688</text:p>
          </table:table-cell>
          <table:table-cell office:value-type="float" office:value="0.251804" calcext:value-type="float">
            <text:p>2.52E-01</text:p>
          </table:table-cell>
          <table:table-cell/>
          <table:table-cell office:value-type="float" office:value="57.98638" calcext:value-type="float">
            <text:p>57.98638</text:p>
          </table:table-cell>
          <table:table-cell office:value-type="float" office:value="3.231539" calcext:value-type="float">
            <text:p>3.231539</text:p>
          </table:table-cell>
          <table:table-cell office:value-type="float" office:value="24.292713" calcext:value-type="float">
            <text:p>24.292713</text:p>
          </table:table-cell>
          <table:table-cell office:value-type="float" office:value="10.295648" calcext:value-type="float">
            <text:p>10.295648</text:p>
          </table:table-cell>
          <table:table-cell office:value-type="float" office:value="10.032778" calcext:value-type="float">
            <text:p>10.032778</text:p>
          </table:table-cell>
          <table:table-cell office:value-type="float" office:value="6.136121" calcext:value-type="float">
            <text:p>6.136121</text:p>
          </table:table-cell>
          <table:table-cell office:value-type="float" office:value="2.93727" calcext:value-type="float">
            <text:p>2.93727</text:p>
          </table:table-cell>
          <table:table-cell/>
          <table:table-cell office:value-type="float" office:value="0.084248" calcext:value-type="float">
            <text:p>0.084248</text:p>
          </table:table-cell>
          <table:table-cell office:value-type="float" office:value="0.0804540678693241" calcext:value-type="float">
            <text:p>0.0804540678693241</text:p>
          </table:table-cell>
          <table:table-cell office:value-type="float" office:value="0.0802998025948179" calcext:value-type="float">
            <text:p>0.08029980259481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161839" calcext:value-type="float">
            <text:p>395161839</text:p>
          </table:table-cell>
          <table:table-cell office:value-type="float" office:value="1917104688" calcext:value-type="float">
            <text:p>1917104688</text:p>
          </table:table-cell>
          <table:table-cell office:value-type="float" office:value="0.251804" calcext:value-type="float">
            <text:p>2.52E-01</text:p>
          </table:table-cell>
          <table:table-cell/>
          <table:table-cell office:value-type="float" office:value="57.98638" calcext:value-type="float">
            <text:p>57.98638</text:p>
          </table:table-cell>
          <table:table-cell office:value-type="float" office:value="3.231539" calcext:value-type="float">
            <text:p>3.231539</text:p>
          </table:table-cell>
          <table:table-cell office:value-type="float" office:value="24.292713" calcext:value-type="float">
            <text:p>24.292713</text:p>
          </table:table-cell>
          <table:table-cell office:value-type="float" office:value="10.295648" calcext:value-type="float">
            <text:p>10.295648</text:p>
          </table:table-cell>
          <table:table-cell office:value-type="float" office:value="10.032778" calcext:value-type="float">
            <text:p>10.032778</text:p>
          </table:table-cell>
          <table:table-cell office:value-type="float" office:value="6.136121" calcext:value-type="float">
            <text:p>6.136121</text:p>
          </table:table-cell>
          <table:table-cell office:value-type="float" office:value="2.93727" calcext:value-type="float">
            <text:p>2.93727</text:p>
          </table:table-cell>
          <table:table-cell/>
          <table:table-cell office:value-type="float" office:value="0.084248" calcext:value-type="float">
            <text:p>0.084248</text:p>
          </table:table-cell>
          <table:table-cell office:value-type="float" office:value="0.0804540678693241" calcext:value-type="float">
            <text:p>0.0804540678693241</text:p>
          </table:table-cell>
          <table:table-cell office:value-type="float" office:value="0.0802998025948179" calcext:value-type="float">
            <text:p>0.08029980259481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161839" calcext:value-type="float">
            <text:p>395161839</text:p>
          </table:table-cell>
          <table:table-cell office:value-type="float" office:value="1917104688" calcext:value-type="float">
            <text:p>1917104688</text:p>
          </table:table-cell>
          <table:table-cell office:value-type="float" office:value="0.251804" calcext:value-type="float">
            <text:p>2.52E-01</text:p>
          </table:table-cell>
          <table:table-cell/>
          <table:table-cell office:value-type="float" office:value="57.98638" calcext:value-type="float">
            <text:p>57.98638</text:p>
          </table:table-cell>
          <table:table-cell office:value-type="float" office:value="3.231539" calcext:value-type="float">
            <text:p>3.231539</text:p>
          </table:table-cell>
          <table:table-cell office:value-type="float" office:value="24.292713" calcext:value-type="float">
            <text:p>24.292713</text:p>
          </table:table-cell>
          <table:table-cell office:value-type="float" office:value="10.295648" calcext:value-type="float">
            <text:p>10.295648</text:p>
          </table:table-cell>
          <table:table-cell office:value-type="float" office:value="10.032778" calcext:value-type="float">
            <text:p>10.032778</text:p>
          </table:table-cell>
          <table:table-cell office:value-type="float" office:value="6.136121" calcext:value-type="float">
            <text:p>6.136121</text:p>
          </table:table-cell>
          <table:table-cell office:value-type="float" office:value="2.93727" calcext:value-type="float">
            <text:p>2.93727</text:p>
          </table:table-cell>
          <table:table-cell/>
          <table:table-cell office:value-type="float" office:value="0.084248" calcext:value-type="float">
            <text:p>0.084248</text:p>
          </table:table-cell>
          <table:table-cell office:value-type="float" office:value="0.0804540678693241" calcext:value-type="float">
            <text:p>0.0804540678693241</text:p>
          </table:table-cell>
          <table:table-cell table:style-name="ce1" office:value-type="float" office:value="0.0802998025948179" calcext:value-type="float">
            <text:p>8.03E-0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512" calcext:value-type="float">
            <text:p>1512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2]/[.A$71]" office:value-type="float" office:value="42" calcext:value-type="float">
            <text:p>42</text:p>
          </table:table-cell>
          <table:table-cell table:formula="of:=[.E6]/[.E$25]" office:value-type="float" office:value="30.4506128800929" calcext:value-type="float">
            <text:p>30.4506128800929</text:p>
          </table:table-cell>
          <table:table-cell table:style-name="Default" table:formula="of:=[.F6]/[.F$25]" office:value-type="float" office:value="31.7408446155174" calcext:value-type="float">
            <text:p>31.7408446155174</text:p>
          </table:table-cell>
          <table:table-cell/>
          <table:table-cell table:formula="of:=[.F29]/[.F$48]" office:value-type="float" office:value="28.4456511933583" calcext:value-type="float">
            <text:p>28.4456511933583</text:p>
          </table:table-cell>
          <table:table-cell/>
          <table:table-cell table:formula="of:=SUM([.J6:.O6])" office:value-type="float" office:value="67.189215" calcext:value-type="float">
            <text:p>67.189215</text:p>
          </table:table-cell>
          <table:table-cell/>
          <table:table-cell table:formula="of:=[.J6] / [.$K52]" office:value-type="float" office:value="0.0880244694033112" calcext:value-type="float">
            <text:p>0.0880244694033112</text:p>
          </table:table-cell>
          <table:table-cell table:formula="of:=[.K6] / [.$K52]" office:value-type="float" office:value="0.331991778740085" calcext:value-type="float">
            <text:p>0.331991778740085</text:p>
          </table:table-cell>
          <table:table-cell table:formula="of:=[.L6] / [.$K52]" office:value-type="float" office:value="0.178381842978817" calcext:value-type="float">
            <text:p>0.178381842978817</text:p>
          </table:table-cell>
          <table:table-cell table:formula="of:=[.M6] / [.$K52]" office:value-type="float" office:value="0.138763431006003" calcext:value-type="float">
            <text:p>0.138763431006003</text:p>
          </table:table-cell>
          <table:table-cell table:formula="of:=[.N6] / [.$K52]" office:value-type="float" office:value="0.118078221333588" calcext:value-type="float">
            <text:p>0.118078221333588</text:p>
          </table:table-cell>
          <table:table-cell table:formula="of:=[.O6] / [.$K52]" office:value-type="float" office:value="0.144760256538196" calcext:value-type="float">
            <text:p>0.144760256538196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0 iterations, starting with 1 graphs having 14 nodes" calcext:value-type="string">
            <text:p>for 10 iterations, starting with 1 graphs having 14 nodes</text:p>
          </table:table-cell>
        </table:table-row>
        <table:table-row table:style-name="ro1">
          <table:table-cell table:formula="of:=[.A7]*[.B7]*[.C7]" office:value-type="float" office:value="1476" calcext:value-type="float">
            <text:p>1476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3]/[.A$71]" office:value-type="float" office:value="41" calcext:value-type="float">
            <text:p>41</text:p>
          </table:table-cell>
          <table:table-cell table:formula="of:=[.E7]/[.E$25]" office:value-type="float" office:value="29.915405566457" calcext:value-type="float">
            <text:p>29.915405566457</text:p>
          </table:table-cell>
          <table:table-cell table:style-name="Default" table:formula="of:=[.F7]/[.F$25]" office:value-type="float" office:value="30.9347427799445" calcext:value-type="float">
            <text:p>30.9347427799445</text:p>
          </table:table-cell>
          <table:table-cell/>
          <table:table-cell table:formula="of:=[.F30]/[.F$48]" office:value-type="float" office:value="25.9634994017604" calcext:value-type="float">
            <text:p>25.9634994017604</text:p>
          </table:table-cell>
          <table:table-cell/>
          <table:table-cell table:formula="of:=SUM([.J7:.O7])" office:value-type="float" office:value="67.080898" calcext:value-type="float">
            <text:p>67.080898</text:p>
          </table:table-cell>
          <table:table-cell/>
          <table:table-cell table:formula="of:=[.J7] / [.$K53]" office:value-type="float" office:value="0.0913059035077318" calcext:value-type="float">
            <text:p>0.0913059035077318</text:p>
          </table:table-cell>
          <table:table-cell table:formula="of:=[.K7] / [.$K53]" office:value-type="float" office:value="0.329597063533646" calcext:value-type="float">
            <text:p>0.329597063533646</text:p>
          </table:table-cell>
          <table:table-cell table:formula="of:=[.L7] / [.$K53]" office:value-type="float" office:value="0.177734039875256" calcext:value-type="float">
            <text:p>0.177734039875256</text:p>
          </table:table-cell>
          <table:table-cell table:formula="of:=[.M7] / [.$K53]" office:value-type="float" office:value="0.136297608896053" calcext:value-type="float">
            <text:p>0.136297608896053</text:p>
          </table:table-cell>
          <table:table-cell table:formula="of:=[.N7] / [.$K53]" office:value-type="float" office:value="0.118431181407261" calcext:value-type="float">
            <text:p>0.118431181407261</text:p>
          </table:table-cell>
          <table:table-cell table:formula="of:=[.O7] / [.$K53]" office:value-type="float" office:value="0.146634202780052" calcext:value-type="float">
            <text:p>0.146634202780052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368" calcext:value-type="float">
            <text:p>1368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4]/[.A$71]" office:value-type="float" office:value="38" calcext:value-type="float">
            <text:p>38</text:p>
          </table:table-cell>
          <table:table-cell table:formula="of:=[.E8]/[.E$25]" office:value-type="float" office:value="28.3280946373909" calcext:value-type="float">
            <text:p>28.3280946373909</text:p>
          </table:table-cell>
          <table:table-cell table:style-name="Default" table:formula="of:=[.F8]/[.F$25]" office:value-type="float" office:value="28.4514653620724" calcext:value-type="float">
            <text:p>28.4514653620724</text:p>
          </table:table-cell>
          <table:table-cell/>
          <table:table-cell table:formula="of:=[.F31]/[.F$48]" office:value-type="float" office:value="23.2976476702455" calcext:value-type="float">
            <text:p>23.2976476702455</text:p>
          </table:table-cell>
          <table:table-cell/>
          <table:table-cell table:formula="of:=SUM([.J8:.O8])" office:value-type="float" office:value="66.814717" calcext:value-type="float">
            <text:p>66.814717</text:p>
          </table:table-cell>
          <table:table-cell/>
          <table:table-cell table:formula="of:=[.J8] / [.$K54]" office:value-type="float" office:value="0.0923580204642639" calcext:value-type="float">
            <text:p>0.0923580204642639</text:p>
          </table:table-cell>
          <table:table-cell table:formula="of:=[.K8] / [.$K54]" office:value-type="float" office:value="0.326196397718784" calcext:value-type="float">
            <text:p>0.326196397718784</text:p>
          </table:table-cell>
          <table:table-cell table:formula="of:=[.L8] / [.$K54]" office:value-type="float" office:value="0.175240718298635" calcext:value-type="float">
            <text:p>0.175240718298635</text:p>
          </table:table-cell>
          <table:table-cell table:formula="of:=[.M8] / [.$K54]" office:value-type="float" office:value="0.14220748701218" calcext:value-type="float">
            <text:p>0.14220748701218</text:p>
          </table:table-cell>
          <table:table-cell table:formula="of:=[.N8] / [.$K54]" office:value-type="float" office:value="0.123372519859659" calcext:value-type="float">
            <text:p>0.123372519859659</text:p>
          </table:table-cell>
          <table:table-cell table:formula="of:=[.O8] / [.$K54]" office:value-type="float" office:value="0.140624856646478" calcext:value-type="float">
            <text:p>0.140624856646478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260" calcext:value-type="float">
            <text:p>1260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5]/[.A$71]" office:value-type="float" office:value="35" calcext:value-type="float">
            <text:p>35</text:p>
          </table:table-cell>
          <table:table-cell table:formula="of:=[.E9]/[.E$25]" office:value-type="float" office:value="26.75861382153" calcext:value-type="float">
            <text:p>26.75861382153</text:p>
          </table:table-cell>
          <table:table-cell table:style-name="Default" table:formula="of:=[.F9]/[.F$25]" office:value-type="float" office:value="25.975764749032" calcext:value-type="float">
            <text:p>25.975764749032</text:p>
          </table:table-cell>
          <table:table-cell/>
          <table:table-cell table:formula="of:=[.F32]/[.F$48]" office:value-type="float" office:value="20.5467301804439" calcext:value-type="float">
            <text:p>20.5467301804439</text:p>
          </table:table-cell>
          <table:table-cell/>
          <table:table-cell table:formula="of:=SUM([.J9:.O9])" office:value-type="float" office:value="66.577963" calcext:value-type="float">
            <text:p>66.577963</text:p>
          </table:table-cell>
          <table:table-cell/>
          <table:table-cell table:formula="of:=[.J9] / [.$K55]" office:value-type="float" office:value="0.0940828874563194" calcext:value-type="float">
            <text:p>0.0940828874563194</text:p>
          </table:table-cell>
          <table:table-cell table:formula="of:=[.K9] / [.$K55]" office:value-type="float" office:value="0.326771787836164" calcext:value-type="float">
            <text:p>0.326771787836164</text:p>
          </table:table-cell>
          <table:table-cell table:formula="of:=[.L9] / [.$K55]" office:value-type="float" office:value="0.176646032261456" calcext:value-type="float">
            <text:p>0.176646032261456</text:p>
          </table:table-cell>
          <table:table-cell table:formula="of:=[.M9] / [.$K55]" office:value-type="float" office:value="0.138578015671642" calcext:value-type="float">
            <text:p>0.138578015671642</text:p>
          </table:table-cell>
          <table:table-cell table:formula="of:=[.N9] / [.$K55]" office:value-type="float" office:value="0.124834444093761" calcext:value-type="float">
            <text:p>0.124834444093761</text:p>
          </table:table-cell>
          <table:table-cell table:formula="of:=[.O9] / [.$K55]" office:value-type="float" office:value="0.139086832680657" calcext:value-type="float">
            <text:p>0.139086832680657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152" calcext:value-type="float">
            <text:p>1152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6]/[.A$71]" office:value-type="float" office:value="32" calcext:value-type="float">
            <text:p>32</text:p>
          </table:table-cell>
          <table:table-cell table:formula="of:=[.E10]/[.E$25]" office:value-type="float" office:value="25.1930677481289" calcext:value-type="float">
            <text:p>25.1930677481289</text:p>
          </table:table-cell>
          <table:table-cell table:style-name="Default" table:formula="of:=[.F10]/[.F$25]" office:value-type="float" office:value="23.3264330203945" calcext:value-type="float">
            <text:p>23.3264330203945</text:p>
          </table:table-cell>
          <table:table-cell/>
          <table:table-cell table:formula="of:=[.F33]/[.F$48]" office:value-type="float" office:value="17.9443963135309" calcext:value-type="float">
            <text:p>17.9443963135309</text:p>
          </table:table-cell>
          <table:table-cell/>
          <table:table-cell table:formula="of:=SUM([.J10:.O10])" office:value-type="float" office:value="64.989783" calcext:value-type="float">
            <text:p>64.989783</text:p>
          </table:table-cell>
          <table:table-cell/>
          <table:table-cell table:formula="of:=[.J10] / [.$K56]" office:value-type="float" office:value="0.0949545561646205" calcext:value-type="float">
            <text:p>0.0949545561646205</text:p>
          </table:table-cell>
          <table:table-cell table:formula="of:=[.K10] / [.$K56]" office:value-type="float" office:value="0.331398059907355" calcext:value-type="float">
            <text:p>0.331398059907355</text:p>
          </table:table-cell>
          <table:table-cell table:formula="of:=[.L10] / [.$K56]" office:value-type="float" office:value="0.174565854451307" calcext:value-type="float">
            <text:p>0.174565854451307</text:p>
          </table:table-cell>
          <table:table-cell table:formula="of:=[.M10] / [.$K56]" office:value-type="float" office:value="0.137185194171213" calcext:value-type="float">
            <text:p>0.137185194171213</text:p>
          </table:table-cell>
          <table:table-cell table:formula="of:=[.N10] / [.$K56]" office:value-type="float" office:value="0.128412907610416" calcext:value-type="float">
            <text:p>0.128412907610416</text:p>
          </table:table-cell>
          <table:table-cell table:formula="of:=[.O10] / [.$K56]" office:value-type="float" office:value="0.133483427695089" calcext:value-type="float">
            <text:p>0.133483427695089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1044" calcext:value-type="float">
            <text:p>1044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7]/[.A$71]" office:value-type="float" office:value="29" calcext:value-type="float">
            <text:p>29</text:p>
          </table:table-cell>
          <table:table-cell table:formula="of:=[.E11]/[.E$25]" office:value-type="float" office:value="23.6016449900569" calcext:value-type="float">
            <text:p>23.6016449900569</text:p>
          </table:table-cell>
          <table:table-cell table:style-name="Default" table:formula="of:=[.F11]/[.F$25]" office:value-type="float" office:value="20.5517024991444" calcext:value-type="float">
            <text:p>20.5517024991444</text:p>
          </table:table-cell>
          <table:table-cell/>
          <table:table-cell table:formula="of:=[.F34]/[.F$48]" office:value-type="float" office:value="16.5369888344877" calcext:value-type="float">
            <text:p>16.5369888344877</text:p>
          </table:table-cell>
          <table:table-cell/>
          <table:table-cell table:formula="of:=SUM([.J11:.O11])" office:value-type="float" office:value="62.996959" calcext:value-type="float">
            <text:p>62.996959</text:p>
          </table:table-cell>
          <table:table-cell/>
          <table:table-cell table:formula="of:=[.J11] / [.$K57]" office:value-type="float" office:value="0.0984038769236464" calcext:value-type="float">
            <text:p>0.0984038769236464</text:p>
          </table:table-cell>
          <table:table-cell table:formula="of:=[.K11] / [.$K57]" office:value-type="float" office:value="0.328841825523673" calcext:value-type="float">
            <text:p>0.328841825523673</text:p>
          </table:table-cell>
          <table:table-cell table:formula="of:=[.L11] / [.$K57]" office:value-type="float" office:value="0.170196802674237" calcext:value-type="float">
            <text:p>0.170196802674237</text:p>
          </table:table-cell>
          <table:table-cell table:formula="of:=[.M11] / [.$K57]" office:value-type="float" office:value="0.139633692477124" calcext:value-type="float">
            <text:p>0.139633692477124</text:p>
          </table:table-cell>
          <table:table-cell table:formula="of:=[.N11] / [.$K57]" office:value-type="float" office:value="0.136919720204272" calcext:value-type="float">
            <text:p>0.136919720204272</text:p>
          </table:table-cell>
          <table:table-cell table:formula="of:=[.O11] / [.$K57]" office:value-type="float" office:value="0.126004082197047" calcext:value-type="float">
            <text:p>0.126004082197047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936" calcext:value-type="float">
            <text:p>936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8]/[.A$71]" office:value-type="float" office:value="26" calcext:value-type="float">
            <text:p>26</text:p>
          </table:table-cell>
          <table:table-cell table:formula="of:=[.E12]/[.E$25]" office:value-type="float" office:value="21.5733316132805" calcext:value-type="float">
            <text:p>21.5733316132805</text:p>
          </table:table-cell>
          <table:table-cell table:style-name="Default" table:formula="of:=[.F12]/[.F$25]" office:value-type="float" office:value="18.0996483052508" calcext:value-type="float">
            <text:p>18.0996483052508</text:p>
          </table:table-cell>
          <table:table-cell/>
          <table:table-cell table:formula="of:=[.F35]/[.F$48]" office:value-type="float" office:value="14.8187948721974" calcext:value-type="float">
            <text:p>14.8187948721974</text:p>
          </table:table-cell>
          <table:table-cell/>
          <table:table-cell table:formula="of:=SUM([.J12:.O12])" office:value-type="float" office:value="73.687373" calcext:value-type="float">
            <text:p>73.687373</text:p>
          </table:table-cell>
          <table:table-cell/>
          <table:table-cell table:formula="of:=[.J12] / [.$K58]" office:value-type="float" office:value="0.107934041833735" calcext:value-type="float">
            <text:p>0.107934041833735</text:p>
          </table:table-cell>
          <table:table-cell table:formula="of:=[.K12] / [.$K58]" office:value-type="float" office:value="0.319506314874327" calcext:value-type="float">
            <text:p>0.319506314874327</text:p>
          </table:table-cell>
          <table:table-cell table:formula="of:=[.L12] / [.$K58]" office:value-type="float" office:value="0.155991393532241" calcext:value-type="float">
            <text:p>0.155991393532241</text:p>
          </table:table-cell>
          <table:table-cell table:formula="of:=[.M12] / [.$K58]" office:value-type="float" office:value="0.129344535053516" calcext:value-type="float">
            <text:p>0.129344535053516</text:p>
          </table:table-cell>
          <table:table-cell table:formula="of:=[.N12] / [.$K58]" office:value-type="float" office:value="0.151467334844465" calcext:value-type="float">
            <text:p>0.151467334844465</text:p>
          </table:table-cell>
          <table:table-cell table:formula="of:=[.O12] / [.$K58]" office:value-type="float" office:value="0.135756379861717" calcext:value-type="float">
            <text:p>0.135756379861717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828" calcext:value-type="float">
            <text:p>828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59]/[.A$71]" office:value-type="float" office:value="23" calcext:value-type="float">
            <text:p>23</text:p>
          </table:table-cell>
          <table:table-cell table:formula="of:=[.E13]/[.E$25]" office:value-type="float" office:value="19.0124217506211" calcext:value-type="float">
            <text:p>19.0124217506211</text:p>
          </table:table-cell>
          <table:table-cell table:style-name="Default" table:formula="of:=[.F13]/[.F$25]" office:value-type="float" office:value="16.6618559513935" calcext:value-type="float">
            <text:p>16.6618559513935</text:p>
          </table:table-cell>
          <table:table-cell/>
          <table:table-cell table:formula="of:=[.F36]/[.F$48]" office:value-type="float" office:value="13.6538576259535" calcext:value-type="float">
            <text:p>13.6538576259535</text:p>
          </table:table-cell>
          <table:table-cell/>
          <table:table-cell table:formula="of:=SUM([.J13:.O13])" office:value-type="float" office:value="69.142932" calcext:value-type="float">
            <text:p>69.142932</text:p>
          </table:table-cell>
          <table:table-cell/>
          <table:table-cell table:formula="of:=[.J13] / [.$K59]" office:value-type="float" office:value="0.096900200876642" calcext:value-type="float">
            <text:p>0.096900200876642</text:p>
          </table:table-cell>
          <table:table-cell table:formula="of:=[.K13] / [.$K59]" office:value-type="float" office:value="0.309931360735469" calcext:value-type="float">
            <text:p>0.309931360735469</text:p>
          </table:table-cell>
          <table:table-cell table:formula="of:=[.L13] / [.$K59]" office:value-type="float" office:value="0.180952190456719" calcext:value-type="float">
            <text:p>0.180952190456719</text:p>
          </table:table-cell>
          <table:table-cell table:formula="of:=[.M13] / [.$K59]" office:value-type="float" office:value="0.17039890642763" calcext:value-type="float">
            <text:p>0.17039890642763</text:p>
          </table:table-cell>
          <table:table-cell table:formula="of:=[.N13] / [.$K59]" office:value-type="float" office:value="0.128889168310074" calcext:value-type="float">
            <text:p>0.128889168310074</text:p>
          </table:table-cell>
          <table:table-cell table:formula="of:=[.O13] / [.$K59]" office:value-type="float" office:value="0.112928173193465" calcext:value-type="float">
            <text:p>0.112928173193465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720" calcext:value-type="float">
            <text:p>720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0]/[.A$71]" office:value-type="float" office:value="20" calcext:value-type="float">
            <text:p>20</text:p>
          </table:table-cell>
          <table:table-cell table:formula="of:=[.E14]/[.E$25]" office:value-type="float" office:value="16.4279745458484" calcext:value-type="float">
            <text:p>16.4279745458484</text:p>
          </table:table-cell>
          <table:table-cell table:style-name="Default" table:formula="of:=[.F14]/[.F$25]" office:value-type="float" office:value="14.9185925898355" calcext:value-type="float">
            <text:p>14.9185925898355</text:p>
          </table:table-cell>
          <table:table-cell/>
          <table:table-cell table:formula="of:=[.F37]/[.F$48]" office:value-type="float" office:value="12.4651539405134" calcext:value-type="float">
            <text:p>12.4651539405134</text:p>
          </table:table-cell>
          <table:table-cell/>
          <table:table-cell table:formula="of:=SUM([.J14:.O14])" office:value-type="float" office:value="65.316123" calcext:value-type="float">
            <text:p>65.316123</text:p>
          </table:table-cell>
          <table:table-cell/>
          <table:table-cell table:formula="of:=[.J14] / [.$K60]" office:value-type="float" office:value="0.100405454255146" calcext:value-type="float">
            <text:p>0.100405454255146</text:p>
          </table:table-cell>
          <table:table-cell table:formula="of:=[.K14] / [.$K60]" office:value-type="float" office:value="0.335035623593274" calcext:value-type="float">
            <text:p>0.335035623593274</text:p>
          </table:table-cell>
          <table:table-cell table:formula="of:=[.L14] / [.$K60]" office:value-type="float" office:value="0.171421166562504" calcext:value-type="float">
            <text:p>0.171421166562504</text:p>
          </table:table-cell>
          <table:table-cell table:formula="of:=[.M14] / [.$K60]" office:value-type="float" office:value="0.15276701282469" calcext:value-type="float">
            <text:p>0.15276701282469</text:p>
          </table:table-cell>
          <table:table-cell table:formula="of:=[.N14] / [.$K60]" office:value-type="float" office:value="0.132185356439481" calcext:value-type="float">
            <text:p>0.132185356439481</text:p>
          </table:table-cell>
          <table:table-cell table:formula="of:=[.O14] / [.$K60]" office:value-type="float" office:value="0.108185386324905" calcext:value-type="float">
            <text:p>0.108185386324905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648" calcext:value-type="float">
            <text:p>648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1]/[.A$71]" office:value-type="float" office:value="18" calcext:value-type="float">
            <text:p>18</text:p>
          </table:table-cell>
          <table:table-cell table:formula="of:=[.E15]/[.E$25]" office:value-type="float" office:value="14.7208717987754" calcext:value-type="float">
            <text:p>14.7208717987754</text:p>
          </table:table-cell>
          <table:table-cell table:style-name="Default" table:formula="of:=[.F15]/[.F$25]" office:value-type="float" office:value="13.7006653231454" calcext:value-type="float">
            <text:p>13.7006653231454</text:p>
          </table:table-cell>
          <table:table-cell/>
          <table:table-cell table:formula="of:=[.F38]/[.F$48]" office:value-type="float" office:value="11.2523751754552" calcext:value-type="float">
            <text:p>11.2523751754552</text:p>
          </table:table-cell>
          <table:table-cell/>
          <table:table-cell table:formula="of:=SUM([.J15:.O15])" office:value-type="float" office:value="71.926977" calcext:value-type="float">
            <text:p>71.926977</text:p>
          </table:table-cell>
          <table:table-cell/>
          <table:table-cell table:formula="of:=[.J15] / [.$K61]" office:value-type="float" office:value="0.129534972670963" calcext:value-type="float">
            <text:p>0.129534972670963</text:p>
          </table:table-cell>
          <table:table-cell table:formula="of:=[.K15] / [.$K61]" office:value-type="float" office:value="0.315688145770397" calcext:value-type="float">
            <text:p>0.315688145770397</text:p>
          </table:table-cell>
          <table:table-cell table:formula="of:=[.L15] / [.$K61]" office:value-type="float" office:value="0.154035001359782" calcext:value-type="float">
            <text:p>0.154035001359782</text:p>
          </table:table-cell>
          <table:table-cell table:formula="of:=[.M15] / [.$K61]" office:value-type="float" office:value="0.142705038194501" calcext:value-type="float">
            <text:p>0.142705038194501</text:p>
          </table:table-cell>
          <table:table-cell table:formula="of:=[.N15] / [.$K61]" office:value-type="float" office:value="0.116701887804905" calcext:value-type="float">
            <text:p>0.116701887804905</text:p>
          </table:table-cell>
          <table:table-cell table:formula="of:=[.O15] / [.$K61]" office:value-type="float" office:value="0.141334954199451" calcext:value-type="float">
            <text:p>0.141334954199451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576" calcext:value-type="float">
            <text:p>576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2]/[.A$71]" office:value-type="float" office:value="16" calcext:value-type="float">
            <text:p>16</text:p>
          </table:table-cell>
          <table:table-cell table:formula="of:=[.E16]/[.E$25]" office:value-type="float" office:value="13.0453640487166" calcext:value-type="float">
            <text:p>13.0453640487166</text:p>
          </table:table-cell>
          <table:table-cell table:style-name="Default" table:formula="of:=[.F16]/[.F$25]" office:value-type="float" office:value="12.4910272653085" calcext:value-type="float">
            <text:p>12.4910272653085</text:p>
          </table:table-cell>
          <table:table-cell/>
          <table:table-cell table:formula="of:=[.F39]/[.F$48]" office:value-type="float" office:value="9.98844292221563" calcext:value-type="float">
            <text:p>9.98844292221563</text:p>
          </table:table-cell>
          <table:table-cell/>
          <table:table-cell table:formula="of:=SUM([.J16:.O16])" office:value-type="float" office:value="66.758923" calcext:value-type="float">
            <text:p>66.758923</text:p>
          </table:table-cell>
          <table:table-cell/>
          <table:table-cell table:formula="of:=[.J16] / [.$K62]" office:value-type="float" office:value="0.0967817141088391" calcext:value-type="float">
            <text:p>0.0967817141088391</text:p>
          </table:table-cell>
          <table:table-cell table:formula="of:=[.K16] / [.$K62]" office:value-type="float" office:value="0.380205354720896" calcext:value-type="float">
            <text:p>0.380205354720896</text:p>
          </table:table-cell>
          <table:table-cell table:formula="of:=[.L16] / [.$K62]" office:value-type="float" office:value="0.143211672243424" calcext:value-type="float">
            <text:p>0.143211672243424</text:p>
          </table:table-cell>
          <table:table-cell table:formula="of:=[.M16] / [.$K62]" office:value-type="float" office:value="0.131890114524466" calcext:value-type="float">
            <text:p>0.131890114524466</text:p>
          </table:table-cell>
          <table:table-cell table:formula="of:=[.N16] / [.$K62]" office:value-type="float" office:value="0.120655032137052" calcext:value-type="float">
            <text:p>0.120655032137052</text:p>
          </table:table-cell>
          <table:table-cell table:formula="of:=[.O16] / [.$K62]" office:value-type="float" office:value="0.127256112265322" calcext:value-type="float">
            <text:p>0.127256112265322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504" calcext:value-type="float">
            <text:p>504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3]/[.A$71]" office:value-type="float" office:value="14" calcext:value-type="float">
            <text:p>14</text:p>
          </table:table-cell>
          <table:table-cell table:formula="of:=[.E17]/[.E$25]" office:value-type="float" office:value="11.3479117919751" calcext:value-type="float">
            <text:p>11.3479117919751</text:p>
          </table:table-cell>
          <table:table-cell table:style-name="Default" table:formula="of:=[.F17]/[.F$25]" office:value-type="float" office:value="11.2577368050673" calcext:value-type="float">
            <text:p>11.2577368050673</text:p>
          </table:table-cell>
          <table:table-cell/>
          <table:table-cell table:formula="of:=[.F40]/[.F$48]" office:value-type="float" office:value="8.74305775001057" calcext:value-type="float">
            <text:p>8.74305775001057</text:p>
          </table:table-cell>
          <table:table-cell/>
          <table:table-cell table:formula="of:=SUM([.J17:.O17])" office:value-type="float" office:value="60.659498" calcext:value-type="float">
            <text:p>60.659498</text:p>
          </table:table-cell>
          <table:table-cell/>
          <table:table-cell table:formula="of:=[.J17] / [.$K63]" office:value-type="float" office:value="0.0930308885840104" calcext:value-type="float">
            <text:p>0.0930308885840104</text:p>
          </table:table-cell>
          <table:table-cell table:formula="of:=[.K17] / [.$K63]" office:value-type="float" office:value="0.366793111278303" calcext:value-type="float">
            <text:p>0.366793111278303</text:p>
          </table:table-cell>
          <table:table-cell table:formula="of:=[.L17] / [.$K63]" office:value-type="float" office:value="0.156730410132969" calcext:value-type="float">
            <text:p>0.156730410132969</text:p>
          </table:table-cell>
          <table:table-cell table:formula="of:=[.M17] / [.$K63]" office:value-type="float" office:value="0.146195736733594" calcext:value-type="float">
            <text:p>0.146195736733594</text:p>
          </table:table-cell>
          <table:table-cell table:formula="of:=[.N17] / [.$K63]" office:value-type="float" office:value="0.121279292486067" calcext:value-type="float">
            <text:p>0.121279292486067</text:p>
          </table:table-cell>
          <table:table-cell table:formula="of:=[.O17] / [.$K63]" office:value-type="float" office:value="0.115970560785056" calcext:value-type="float">
            <text:p>0.115970560785056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432" calcext:value-type="float">
            <text:p>432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4]/[.A$71]" office:value-type="float" office:value="12" calcext:value-type="float">
            <text:p>12</text:p>
          </table:table-cell>
          <table:table-cell table:formula="of:=[.E18]/[.E$25]" office:value-type="float" office:value="9.67098838838401" calcext:value-type="float">
            <text:p>9.67098838838401</text:p>
          </table:table-cell>
          <table:table-cell table:style-name="Default" table:formula="of:=[.F18]/[.F$25]" office:value-type="float" office:value="9.99316534560617" calcext:value-type="float">
            <text:p>9.99316534560617</text:p>
          </table:table-cell>
          <table:table-cell/>
          <table:table-cell table:formula="of:=[.F41]/[.F$48]" office:value-type="float" office:value="7.48274223822669" calcext:value-type="float">
            <text:p>7.48274223822669</text:p>
          </table:table-cell>
          <table:table-cell/>
          <table:table-cell table:formula="of:=SUM([.J18:.O18])" office:value-type="float" office:value="59.047776" calcext:value-type="float">
            <text:p>59.047776</text:p>
          </table:table-cell>
          <table:table-cell/>
          <table:table-cell table:formula="of:=[.J18] / [.$K64]" office:value-type="float" office:value="0.0854586123616239" calcext:value-type="float">
            <text:p>0.0854586123616239</text:p>
          </table:table-cell>
          <table:table-cell table:formula="of:=[.K18] / [.$K64]" office:value-type="float" office:value="0.389496617112218" calcext:value-type="float">
            <text:p>0.389496617112218</text:p>
          </table:table-cell>
          <table:table-cell table:formula="of:=[.L18] / [.$K64]" office:value-type="float" office:value="0.14959225559994" calcext:value-type="float">
            <text:p>0.14959225559994</text:p>
          </table:table-cell>
          <table:table-cell table:formula="of:=[.M18] / [.$K64]" office:value-type="float" office:value="0.152332070897979" calcext:value-type="float">
            <text:p>0.152332070897979</text:p>
          </table:table-cell>
          <table:table-cell table:formula="of:=[.N18] / [.$K64]" office:value-type="float" office:value="0.106509295117228" calcext:value-type="float">
            <text:p>0.106509295117228</text:p>
          </table:table-cell>
          <table:table-cell table:formula="of:=[.O18] / [.$K64]" office:value-type="float" office:value="0.116611148911011" calcext:value-type="float">
            <text:p>0.116611148911011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360" calcext:value-type="float">
            <text:p>360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5]/[.A$71]" office:value-type="float" office:value="10" calcext:value-type="float">
            <text:p>10</text:p>
          </table:table-cell>
          <table:table-cell table:formula="of:=[.E19]/[.E$25]" office:value-type="float" office:value="8.00639596516587" calcext:value-type="float">
            <text:p>8.00639596516587</text:p>
          </table:table-cell>
          <table:table-cell table:style-name="Default" table:formula="of:=[.F19]/[.F$25]" office:value-type="float" office:value="8.75170692713253" calcext:value-type="float">
            <text:p>8.75170692713253</text:p>
          </table:table-cell>
          <table:table-cell/>
          <table:table-cell table:formula="of:=[.F42]/[.F$48]" office:value-type="float" office:value="6.21690330976855" calcext:value-type="float">
            <text:p>6.21690330976855</text:p>
          </table:table-cell>
          <table:table-cell/>
          <table:table-cell table:formula="of:=SUM([.J19:.O19])" office:value-type="float" office:value="69.362631" calcext:value-type="float">
            <text:p>69.362631</text:p>
          </table:table-cell>
          <table:table-cell/>
          <table:table-cell table:formula="of:=[.J19] / [.$K65]" office:value-type="float" office:value="0.0964353846381635" calcext:value-type="float">
            <text:p>0.0964353846381635</text:p>
          </table:table-cell>
          <table:table-cell table:formula="of:=[.K19] / [.$K65]" office:value-type="float" office:value="0.343714499526409" calcext:value-type="float">
            <text:p>0.343714499526409</text:p>
          </table:table-cell>
          <table:table-cell table:formula="of:=[.L19] / [.$K65]" office:value-type="float" office:value="0.178425498306141" calcext:value-type="float">
            <text:p>0.178425498306141</text:p>
          </table:table-cell>
          <table:table-cell table:formula="of:=[.M19] / [.$K65]" office:value-type="float" office:value="0.154733721101208" calcext:value-type="float">
            <text:p>0.154733721101208</text:p>
          </table:table-cell>
          <table:table-cell table:formula="of:=[.N19] / [.$K65]" office:value-type="float" office:value="0.123351780009614" calcext:value-type="float">
            <text:p>0.123351780009614</text:p>
          </table:table-cell>
          <table:table-cell table:formula="of:=[.O19] / [.$K65]" office:value-type="float" office:value="0.103339116418465" calcext:value-type="float">
            <text:p>0.103339116418465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288" calcext:value-type="float">
            <text:p>288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6]/[.A$71]" office:value-type="float" office:value="8" calcext:value-type="float">
            <text:p>8</text:p>
          </table:table-cell>
          <table:table-cell table:formula="of:=[.E20]/[.E$25]" office:value-type="float" office:value="6.29244666875297" calcext:value-type="float">
            <text:p>6.29244666875297</text:p>
          </table:table-cell>
          <table:table-cell table:style-name="Default" table:formula="of:=[.F20]/[.F$25]" office:value-type="float" office:value="7.46998046777825" calcext:value-type="float">
            <text:p>7.46998046777825</text:p>
          </table:table-cell>
          <table:table-cell/>
          <table:table-cell table:formula="of:=[.F43]/[.F$48]" office:value-type="float" office:value="4.26640941373568" calcext:value-type="float">
            <text:p>4.26640941373568</text:p>
          </table:table-cell>
          <table:table-cell/>
          <table:table-cell table:formula="of:=SUM([.J20:.O20])" office:value-type="float" office:value="63.180442" calcext:value-type="float">
            <text:p>63.180442</text:p>
          </table:table-cell>
          <table:table-cell/>
          <table:table-cell table:formula="of:=[.J20] / [.$K66]" office:value-type="float" office:value="0.0815415156481495" calcext:value-type="float">
            <text:p>0.0815415156481495</text:p>
          </table:table-cell>
          <table:table-cell table:formula="of:=[.K20] / [.$K66]" office:value-type="float" office:value="0.400659289468092" calcext:value-type="float">
            <text:p>0.400659289468092</text:p>
          </table:table-cell>
          <table:table-cell table:formula="of:=[.L20] / [.$K66]" office:value-type="float" office:value="0.15329674331813" calcext:value-type="float">
            <text:p>0.15329674331813</text:p>
          </table:table-cell>
          <table:table-cell table:formula="of:=[.M20] / [.$K66]" office:value-type="float" office:value="0.151044464044743" calcext:value-type="float">
            <text:p>0.151044464044743</text:p>
          </table:table-cell>
          <table:table-cell table:formula="of:=[.N20] / [.$K66]" office:value-type="float" office:value="0.0959925541514888" calcext:value-type="float">
            <text:p>0.0959925541514888</text:p>
          </table:table-cell>
          <table:table-cell table:formula="of:=[.O20] / [.$K66]" office:value-type="float" office:value="0.117465433369396" calcext:value-type="float">
            <text:p>0.117465433369396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216" calcext:value-type="float">
            <text:p>216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7]/[.A$71]" office:value-type="float" office:value="6" calcext:value-type="float">
            <text:p>6</text:p>
          </table:table-cell>
          <table:table-cell table:formula="of:=[.E21]/[.E$25]" office:value-type="float" office:value="4.62629769160524" calcext:value-type="float">
            <text:p>4.62629769160524</text:p>
          </table:table-cell>
          <table:table-cell table:style-name="Default" table:formula="of:=[.F21]/[.F$25]" office:value-type="float" office:value="6.21757514159936" calcext:value-type="float">
            <text:p>6.21757514159936</text:p>
          </table:table-cell>
          <table:table-cell/>
          <table:table-cell table:formula="of:=[.F44]/[.F$48]" office:value-type="float" office:value="2.06214804269468" calcext:value-type="float">
            <text:p>2.06214804269468</text:p>
          </table:table-cell>
          <table:table-cell/>
          <table:table-cell table:formula="of:=SUM([.J21:.O21])" office:value-type="float" office:value="66.391472" calcext:value-type="float">
            <text:p>66.391472</text:p>
          </table:table-cell>
          <table:table-cell/>
          <table:table-cell table:formula="of:=[.J21] / [.$K67]" office:value-type="float" office:value="0.0768560757321362" calcext:value-type="float">
            <text:p>0.0768560757321362</text:p>
          </table:table-cell>
          <table:table-cell table:formula="of:=[.K21] / [.$K67]" office:value-type="float" office:value="0.404559007217071" calcext:value-type="float">
            <text:p>0.404559007217071</text:p>
          </table:table-cell>
          <table:table-cell table:formula="of:=[.L21] / [.$K67]" office:value-type="float" office:value="0.162931995241799" calcext:value-type="float">
            <text:p>0.162931995241799</text:p>
          </table:table-cell>
          <table:table-cell table:formula="of:=[.M21] / [.$K67]" office:value-type="float" office:value="0.156975236217085" calcext:value-type="float">
            <text:p>0.156975236217085</text:p>
          </table:table-cell>
          <table:table-cell table:formula="of:=[.N21] / [.$K67]" office:value-type="float" office:value="0.0904872993326613" calcext:value-type="float">
            <text:p>0.0904872993326613</text:p>
          </table:table-cell>
          <table:table-cell table:formula="of:=[.O21] / [.$K67]" office:value-type="float" office:value="0.108190386259247" calcext:value-type="float">
            <text:p>0.108190386259247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144" calcext:value-type="float">
            <text:p>144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8]/[.A$71]" office:value-type="float" office:value="4" calcext:value-type="float">
            <text:p>4</text:p>
          </table:table-cell>
          <table:table-cell table:formula="of:=[.E22]/[.E$25]" office:value-type="float" office:value="3.18528878754927" calcext:value-type="float">
            <text:p>3.18528878754927</text:p>
          </table:table-cell>
          <table:table-cell table:style-name="Default" table:formula="of:=[.F22]/[.F$25]" office:value-type="float" office:value="4.25585738269437" calcext:value-type="float">
            <text:p>4.25585738269437</text:p>
          </table:table-cell>
          <table:table-cell/>
          <table:table-cell table:formula="of:=[.F45]/[.F$48]" office:value-type="float" office:value="1" calcext:value-type="float">
            <text:p>1</text:p>
          </table:table-cell>
          <table:table-cell/>
          <table:table-cell table:formula="of:=SUM([.J22:.O22])" office:value-type="float" office:value="74.204067" calcext:value-type="float">
            <text:p>74.204067</text:p>
          </table:table-cell>
          <table:table-cell/>
          <table:table-cell table:formula="of:=[.J22] / [.$K68]" office:value-type="float" office:value="0.0819585131364835" calcext:value-type="float">
            <text:p>0.0819585131364835</text:p>
          </table:table-cell>
          <table:table-cell table:formula="of:=[.K22] / [.$K68]" office:value-type="float" office:value="0.395120216254454" calcext:value-type="float">
            <text:p>0.395120216254454</text:p>
          </table:table-cell>
          <table:table-cell table:formula="of:=[.L22] / [.$K68]" office:value-type="float" office:value="0.163146852853766" calcext:value-type="float">
            <text:p>0.163146852853766</text:p>
          </table:table-cell>
          <table:table-cell table:formula="of:=[.M22] / [.$K68]" office:value-type="float" office:value="0.14243230091418" calcext:value-type="float">
            <text:p>0.14243230091418</text:p>
          </table:table-cell>
          <table:table-cell table:formula="of:=[.N22] / [.$K68]" office:value-type="float" office:value="0.111183622859917" calcext:value-type="float">
            <text:p>0.111183622859917</text:p>
          </table:table-cell>
          <table:table-cell table:formula="of:=[.O22] / [.$K68]" office:value-type="float" office:value="0.106158493981199" calcext:value-type="float">
            <text:p>0.106158493981199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72" calcext:value-type="float">
            <text:p>72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69]/[.A$71]" office:value-type="float" office:value="2" calcext:value-type="float">
            <text:p>2</text:p>
          </table:table-cell>
          <table:table-cell table:formula="of:=[.E23]/[.E$25]" office:value-type="float" office:value="1.70488918406575" calcext:value-type="float">
            <text:p>1.70488918406575</text:p>
          </table:table-cell>
          <table:table-cell table:style-name="Default" table:formula="of:=[.F23]/[.F$25]" office:value-type="float" office:value="2.06339312388182" calcext:value-type="float">
            <text:p>2.06339312388182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64.897918" calcext:value-type="float">
            <text:p>64.897918</text:p>
          </table:table-cell>
          <table:table-cell/>
          <table:table-cell table:formula="of:=[.J23] / [.$K69]" office:value-type="float" office:value="0.0820275004816025" calcext:value-type="float">
            <text:p>0.0820275004816025</text:p>
          </table:table-cell>
          <table:table-cell table:formula="of:=[.K23] / [.$K69]" office:value-type="float" office:value="0.42909749431407" calcext:value-type="float">
            <text:p>0.42909749431407</text:p>
          </table:table-cell>
          <table:table-cell table:formula="of:=[.L23] / [.$K69]" office:value-type="float" office:value="0.159500062852556" calcext:value-type="float">
            <text:p>0.159500062852556</text:p>
          </table:table-cell>
          <table:table-cell table:formula="of:=[.M23] / [.$K69]" office:value-type="float" office:value="0.154969208719454" calcext:value-type="float">
            <text:p>0.154969208719454</text:p>
          </table:table-cell>
          <table:table-cell table:formula="of:=[.N23] / [.$K69]" office:value-type="float" office:value="0.105388234488509" calcext:value-type="float">
            <text:p>0.105388234488509</text:p>
          </table:table-cell>
          <table:table-cell table:formula="of:=[.O23] / [.$K69]" office:value-type="float" office:value="0.0690174991438092" calcext:value-type="float">
            <text:p>0.0690174991438092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style-name="Default"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63.408395" calcext:value-type="float">
            <text:p>63.408395</text:p>
          </table:table-cell>
          <table:table-cell/>
          <table:table-cell table:formula="of:=[.J24] / [.$K70]" office:value-type="float" office:value="0.092422320419875" calcext:value-type="float">
            <text:p>0.092422320419875</text:p>
          </table:table-cell>
          <table:table-cell table:formula="of:=[.K24] / [.$K70]" office:value-type="float" office:value="0.425852617780343" calcext:value-type="float">
            <text:p>0.425852617780343</text:p>
          </table:table-cell>
          <table:table-cell table:formula="of:=[.L24] / [.$K70]" office:value-type="float" office:value="0.160614757714653" calcext:value-type="float">
            <text:p>0.160614757714653</text:p>
          </table:table-cell>
          <table:table-cell table:formula="of:=[.M24] / [.$K70]" office:value-type="float" office:value="0.153865982572181" calcext:value-type="float">
            <text:p>0.153865982572181</text:p>
          </table:table-cell>
          <table:table-cell table:formula="of:=[.N24] / [.$K70]" office:value-type="float" office:value="0.121084771188421" calcext:value-type="float">
            <text:p>0.121084771188421</text:p>
          </table:table-cell>
          <table:table-cell table:formula="of:=[.O24] / [.$K70]" office:value-type="float" office:value="0.0461595503245272" calcext:value-type="float">
            <text:p>0.0461595503245272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I$25]" office:value-type="float" office:value="64.936794" calcext:value-type="float">
            <text:p>64.936794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63.408395" calcext:value-type="float">
            <text:p>63.408395</text:p>
          </table:table-cell>
          <table:table-cell/>
          <table:table-cell table:formula="of:=[.J25] / [.$K71]" office:value-type="float" office:value="0.092422320419875" calcext:value-type="float">
            <text:p>0.092422320419875</text:p>
          </table:table-cell>
          <table:table-cell table:formula="of:=[.K25] / [.$K71]" office:value-type="float" office:value="0.425852617780343" calcext:value-type="float">
            <text:p>0.425852617780343</text:p>
          </table:table-cell>
          <table:table-cell table:formula="of:=[.L25] / [.$K71]" office:value-type="float" office:value="0.160614757714653" calcext:value-type="float">
            <text:p>0.160614757714653</text:p>
          </table:table-cell>
          <table:table-cell table:formula="of:=[.M25] / [.$K71]" office:value-type="float" office:value="0.153865982572181" calcext:value-type="float">
            <text:p>0.153865982572181</text:p>
          </table:table-cell>
          <table:table-cell table:formula="of:=[.N25] / [.$K71]" office:value-type="float" office:value="0.121084771188421" calcext:value-type="float">
            <text:p>0.121084771188421</text:p>
          </table:table-cell>
          <table:table-cell table:formula="of:=[.O25] / [.$K71]" office:value-type="float" office:value="0.0461595503245272" calcext:value-type="float">
            <text:p>0.046159550324527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8:.G25])" office:value-type="float" office:value="0.353395" calcext:value-type="float">
            <text:p>3.53E-01</text:p>
          </table:table-cell>
          <table:table-cell table:style-name="ce1" table:formula="of:=MIN([.G8:.G25])" office:value-type="float" office:value="0.228452" calcext:value-type="float">
            <text:p>2.28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C51:Sheet1.C6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7:54:21.5531692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22:13:03.121500923</dc:date>
    <meta:editing-duration>PT16H54M19S</meta:editing-duration>
    <meta:editing-cycles>101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2.957cm" svg:y="0.228cm" style:legend-expansion="custom" svg:width="14.503cm" svg:height="1.088cm" style:legend-expansion-aspect-ratio="13.3299632352941" chart:style-name="ch2"/>
        <chart:plot-area chart:style-name="ch3" table:cell-range-address="Sheet1.A52:Sheet1.A71 Sheet1.E51:Sheet1.G71 Sheet1.C51:Sheet1.C71 Sheet1.I6:Sheet1.I25" chart:data-source-has-labels="row" svg:x="0.74cm" svg:y="1.337cm" svg:width="18.41cm" svg:height="7.135cm">
          <chart:coordinate-region svg:x="1.361cm" svg:y="1.537cm" svg:width="17.167cm" svg:height="6.288cm"/>
          <chart:axis chart:dimension="x" chart:name="primary-x" chart:style-name="ch4">
            <chart:title svg:x="9.18cm" svg:y="8.255cm" chart:style-name="ch5">
              <text:p>#processes</text:p>
            </chart:title>
          </chart:axis>
          <chart:axis chart:dimension="y" chart:name="primary-y" chart:style-name="ch6">
            <chart:title svg:x="0.206cm" svg:y="5.7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14cm" svg:y="6.078cm" chart:style-name="ch7">
              <text:p>Relative #objects</text:p>
            </chart:title>
          </chart:axis>
          <chart:series chart:attached-axis="secondary-y" chart:style-name="ch10" chart:values-cell-range-address="Sheet1.E52:Sheet1.E71" chart:label-cell-address="Sheet1.E51:Sheet1.E51" chart:class="chart:scatter">
            <chart:domain table:cell-range-address="Sheet1.A52:Sheet1.A71"/>
            <chart:data-point chart:repeated="20"/>
          </chart:series>
          <chart:series chart:attached-axis="secondary-y" chart:style-name="ch11" chart:values-cell-range-address="Sheet1.F52:Sheet1.F71" chart:label-cell-address="Sheet1.F51:Sheet1.F51" chart:class="chart:scatter">
            <chart:data-point chart:repeated="20"/>
          </chart:series>
          <chart:series chart:attached-axis="secondary-y" chart:style-name="ch12" chart:values-cell-range-address="Sheet1.G52:Sheet1.G71" chart:label-cell-address="Sheet1.G51:Sheet1.G51" chart:class="chart:scatter">
            <chart:data-point chart:repeated="20"/>
          </chart:series>
          <chart:series chart:attached-axis="primary-y" chart:style-name="ch13" chart:values-cell-range-address="Sheet1.C52:Sheet1.C71" chart:label-cell-address="Sheet1.C51:Sheet1.C51" chart:class="chart:scatter">
            <chart:data-point chart:repeated="20"/>
          </chart:series>
          <chart:series chart:attached-axis="primary-y" chart:style-name="ch14" chart:values-cell-range-address="Sheet1.I6:Sheet1.I25" loext:label-string="&quot;runtime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. runtime</text:p>
                <draw:g>
                  <svg:desc>Sheet1.C51:Sheet1.C51</svg:desc>
                </draw:g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1</svg:desc>
                </draw:g>
              </table:table-cell>
              <table:table-cell office:value-type="float" office:value="42">
                <text:p>42</text:p>
                <draw:g>
                  <svg:desc>Sheet1.E52:Sheet1.E71</svg:desc>
                </draw:g>
              </table:table-cell>
              <table:table-cell office:value-type="float" office:value="30.4506128800929">
                <text:p>30.4506128800929</text:p>
                <draw:g>
                  <svg:desc>Sheet1.F52:Sheet1.F71</svg:desc>
                </draw:g>
              </table:table-cell>
              <table:table-cell office:value-type="float" office:value="31.7408446155174">
                <text:p>31.7408446155174</text:p>
                <draw:g>
                  <svg:desc>Sheet1.G52:Sheet1.G71</svg:desc>
                </draw:g>
              </table:table-cell>
              <table:table-cell office:value-type="float" office:value="64.936794">
                <text:p>64.936794</text:p>
                <draw:g>
                  <svg:desc>Sheet1.C52:Sheet1.C71</svg:desc>
                </draw:g>
              </table:table-cell>
              <table:table-cell office:value-type="float" office:value="68.706098">
                <text:p>68.706098</text:p>
                <draw:g>
                  <svg:desc>Sheet1.I6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41">
                <text:p>41</text:p>
              </table:table-cell>
              <table:table-cell office:value-type="float" office:value="29.915405566457">
                <text:p>29.915405566457</text:p>
              </table:table-cell>
              <table:table-cell office:value-type="float" office:value="30.9347427799445">
                <text:p>30.9347427799445</text:p>
              </table:table-cell>
              <table:table-cell office:value-type="float" office:value="64.936794">
                <text:p>64.936794</text:p>
              </table:table-cell>
              <table:table-cell office:value-type="float" office:value="68.620754">
                <text:p>68.620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28.3280946373909">
                <text:p>28.3280946373909</text:p>
              </table:table-cell>
              <table:table-cell office:value-type="float" office:value="28.4514653620724">
                <text:p>28.4514653620724</text:p>
              </table:table-cell>
              <table:table-cell office:value-type="float" office:value="64.936794">
                <text:p>64.936794</text:p>
              </table:table-cell>
              <table:table-cell office:value-type="float" office:value="68.360224">
                <text:p>68.360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6.75861382153">
                <text:p>26.75861382153</text:p>
              </table:table-cell>
              <table:table-cell office:value-type="float" office:value="25.975764749032">
                <text:p>25.975764749032</text:p>
              </table:table-cell>
              <table:table-cell office:value-type="float" office:value="64.936794">
                <text:p>64.936794</text:p>
              </table:table-cell>
              <table:table-cell office:value-type="float" office:value="68.16283">
                <text:p>68.16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5.1930677481289">
                <text:p>25.1930677481289</text:p>
              </table:table-cell>
              <table:table-cell office:value-type="float" office:value="23.3264330203945">
                <text:p>23.3264330203945</text:p>
              </table:table-cell>
              <table:table-cell office:value-type="float" office:value="64.936794">
                <text:p>64.936794</text:p>
              </table:table-cell>
              <table:table-cell office:value-type="float" office:value="66.622662">
                <text:p>66.622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3.6016449900569">
                <text:p>23.6016449900569</text:p>
              </table:table-cell>
              <table:table-cell office:value-type="float" office:value="20.5517024991444">
                <text:p>20.5517024991444</text:p>
              </table:table-cell>
              <table:table-cell office:value-type="float" office:value="64.936794">
                <text:p>64.936794</text:p>
              </table:table-cell>
              <table:table-cell office:value-type="float" office:value="64.683801">
                <text:p>64.683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21.5733316132805">
                <text:p>21.5733316132805</text:p>
              </table:table-cell>
              <table:table-cell office:value-type="float" office:value="18.0996483052508">
                <text:p>18.0996483052508</text:p>
              </table:table-cell>
              <table:table-cell office:value-type="float" office:value="64.936794">
                <text:p>64.936794</text:p>
              </table:table-cell>
              <table:table-cell office:value-type="float" office:value="77.834325">
                <text:p>77.834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9.0124217506211">
                <text:p>19.0124217506211</text:p>
              </table:table-cell>
              <table:table-cell office:value-type="float" office:value="16.6618559513935">
                <text:p>16.6618559513935</text:p>
              </table:table-cell>
              <table:table-cell office:value-type="float" office:value="64.936794">
                <text:p>64.936794</text:p>
              </table:table-cell>
              <table:table-cell office:value-type="float" office:value="71.31815">
                <text:p>71.31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6.4279745458484">
                <text:p>16.4279745458484</text:p>
              </table:table-cell>
              <table:table-cell office:value-type="float" office:value="14.9185925898355">
                <text:p>14.9185925898355</text:p>
              </table:table-cell>
              <table:table-cell office:value-type="float" office:value="64.936794">
                <text:p>64.936794</text:p>
              </table:table-cell>
              <table:table-cell office:value-type="float" office:value="66.957813">
                <text:p>66.957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4.7208717987754">
                <text:p>14.7208717987754</text:p>
              </table:table-cell>
              <table:table-cell office:value-type="float" office:value="13.7006653231454">
                <text:p>13.7006653231454</text:p>
              </table:table-cell>
              <table:table-cell office:value-type="float" office:value="64.936794">
                <text:p>64.936794</text:p>
              </table:table-cell>
              <table:table-cell office:value-type="float" office:value="74.472887">
                <text:p>74.472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3.0453640487166">
                <text:p>13.0453640487166</text:p>
              </table:table-cell>
              <table:table-cell office:value-type="float" office:value="12.4910272653085">
                <text:p>12.4910272653085</text:p>
              </table:table-cell>
              <table:table-cell office:value-type="float" office:value="64.936794">
                <text:p>64.936794</text:p>
              </table:table-cell>
              <table:table-cell office:value-type="float" office:value="70.020183">
                <text:p>70.020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1.3479117919751">
                <text:p>11.3479117919751</text:p>
              </table:table-cell>
              <table:table-cell office:value-type="float" office:value="11.2577368050673">
                <text:p>11.2577368050673</text:p>
              </table:table-cell>
              <table:table-cell office:value-type="float" office:value="64.936794">
                <text:p>64.936794</text:p>
              </table:table-cell>
              <table:table-cell office:value-type="float" office:value="62.309085">
                <text:p>62.309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67098838838401">
                <text:p>9.67098838838401</text:p>
              </table:table-cell>
              <table:table-cell office:value-type="float" office:value="9.99316534560617">
                <text:p>9.99316534560617</text:p>
              </table:table-cell>
              <table:table-cell office:value-type="float" office:value="64.936794">
                <text:p>64.936794</text:p>
              </table:table-cell>
              <table:table-cell office:value-type="float" office:value="60.707659">
                <text:p>60.707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8.00639596516587">
                <text:p>8.00639596516587</text:p>
              </table:table-cell>
              <table:table-cell office:value-type="float" office:value="8.75170692713253">
                <text:p>8.75170692713253</text:p>
              </table:table-cell>
              <table:table-cell office:value-type="float" office:value="64.936794">
                <text:p>64.936794</text:p>
              </table:table-cell>
              <table:table-cell office:value-type="float" office:value="70.917241">
                <text:p>70.917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29244666875297">
                <text:p>6.29244666875297</text:p>
              </table:table-cell>
              <table:table-cell office:value-type="float" office:value="7.46998046777825">
                <text:p>7.46998046777825</text:p>
              </table:table-cell>
              <table:table-cell office:value-type="float" office:value="64.936794">
                <text:p>64.936794</text:p>
              </table:table-cell>
              <table:table-cell office:value-type="float" office:value="64.858967">
                <text:p>64.858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4.62629769160524">
                <text:p>4.62629769160524</text:p>
              </table:table-cell>
              <table:table-cell office:value-type="float" office:value="6.21757514159936">
                <text:p>6.21757514159936</text:p>
              </table:table-cell>
              <table:table-cell office:value-type="float" office:value="64.936794">
                <text:p>64.936794</text:p>
              </table:table-cell>
              <table:table-cell office:value-type="float" office:value="67.846175">
                <text:p>67.846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18528878754927">
                <text:p>3.18528878754927</text:p>
              </table:table-cell>
              <table:table-cell office:value-type="float" office:value="4.25585738269437">
                <text:p>4.25585738269437</text:p>
              </table:table-cell>
              <table:table-cell office:value-type="float" office:value="64.936794">
                <text:p>64.936794</text:p>
              </table:table-cell>
              <table:table-cell office:value-type="float" office:value="76.061746">
                <text:p>76.061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0488918406575">
                <text:p>1.70488918406575</text:p>
              </table:table-cell>
              <table:table-cell office:value-type="float" office:value="2.06339312388182">
                <text:p>2.06339312388182</text:p>
              </table:table-cell>
              <table:table-cell office:value-type="float" office:value="64.936794">
                <text:p>64.936794</text:p>
              </table:table-cell>
              <table:table-cell office:value-type="float" office:value="66.226065">
                <text:p>66.226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.936794">
                <text:p>64.936794</text:p>
              </table:table-cell>
              <table:table-cell office:value-type="float" office:value="64.936794">
                <text:p>64.936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.936794">
                <text:p>64.936794</text:p>
              </table:table-cell>
              <table:table-cell office:value-type="float" office:value="64.936794">
                <text:p>64.936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37cm" svg:y="0.192cm" style:legend-expansion="custom" svg:width="14.655cm" svg:height="1.036cm" style:legend-expansion-aspect-ratio="14.1457528957529" chart:style-name="ch2"/>
        <chart:plot-area chart:style-name="ch3" table:cell-range-address="Sheet1.A52:Sheet1.A71 Sheet1.M51:Sheet1.R71" chart:data-source-has-labels="row" svg:x="0.709cm" svg:y="1.186cm" svg:width="18.971cm" svg:height="7.211cm">
          <chart:coordinate-region svg:x="1.621cm" svg:y="1.385cm" svg:width="17.687cm" svg:height="6.365cm"/>
          <chart:axis chart:dimension="x" chart:name="primary-x" chart:style-name="ch4">
            <chart:title svg:x="9.354cm" svg:y="8.24cm" chart:style-name="ch5">
              <text:p>#processes</text:p>
            </chart:title>
          </chart:axis>
          <chart:axis chart:dimension="y" chart:name="primary-y" chart:style-name="ch6">
            <chart:title svg:x="0.149cm" svg:y="6.438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1" chart:label-cell-address="Sheet1.M51:Sheet1.M51" chart:class="chart:scatter">
            <chart:domain table:cell-range-address="Sheet1.A52:Sheet1.A71"/>
            <chart:data-point chart:repeated="20"/>
          </chart:series>
          <chart:series chart:style-name="ch10" chart:values-cell-range-address="Sheet1.N52:Sheet1.N71" chart:label-cell-address="Sheet1.N51:Sheet1.N51" chart:class="chart:scatter">
            <chart:data-point chart:repeated="20"/>
          </chart:series>
          <chart:series chart:style-name="ch11" chart:values-cell-range-address="Sheet1.O52:Sheet1.O71" chart:label-cell-address="Sheet1.O51:Sheet1.O51" chart:class="chart:scatter">
            <chart:data-point chart:repeated="20"/>
          </chart:series>
          <chart:series chart:style-name="ch12" chart:values-cell-range-address="Sheet1.P52:Sheet1.P71" chart:label-cell-address="Sheet1.P51:Sheet1.P51" chart:class="chart:scatter">
            <chart:data-point chart:repeated="20"/>
          </chart:series>
          <chart:series chart:style-name="ch13" chart:values-cell-range-address="Sheet1.Q52:Sheet1.Q71" chart:label-cell-address="Sheet1.Q51:Sheet1.Q51" chart:class="chart:scatter">
            <chart:data-point chart:repeated="20"/>
          </chart:series>
          <chart:series chart:style-name="ch14" chart:values-cell-range-address="Sheet1.R52:Sheet1.R71" chart:label-cell-address="Sheet1.R51:Sheet1.R5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1</svg:desc>
                </draw:g>
              </table:table-cell>
              <table:table-cell office:value-type="float" office:value="0.0880244694033112">
                <text:p>0.0880244694033112</text:p>
                <draw:g>
                  <svg:desc>Sheet1.M52:Sheet1.M71</svg:desc>
                </draw:g>
              </table:table-cell>
              <table:table-cell office:value-type="float" office:value="0.331991778740085">
                <text:p>0.331991778740085</text:p>
                <draw:g>
                  <svg:desc>Sheet1.N52:Sheet1.N71</svg:desc>
                </draw:g>
              </table:table-cell>
              <table:table-cell office:value-type="float" office:value="0.178381842978817">
                <text:p>0.178381842978817</text:p>
                <draw:g>
                  <svg:desc>Sheet1.O52:Sheet1.O71</svg:desc>
                </draw:g>
              </table:table-cell>
              <table:table-cell office:value-type="float" office:value="0.138763431006003">
                <text:p>0.138763431006003</text:p>
                <draw:g>
                  <svg:desc>Sheet1.P52:Sheet1.P71</svg:desc>
                </draw:g>
              </table:table-cell>
              <table:table-cell office:value-type="float" office:value="0.118078221333588">
                <text:p>0.118078221333588</text:p>
                <draw:g>
                  <svg:desc>Sheet1.Q52:Sheet1.Q71</svg:desc>
                </draw:g>
              </table:table-cell>
              <table:table-cell office:value-type="float" office:value="0.144760256538196">
                <text:p>0.144760256538196</text:p>
                <draw:g>
                  <svg:desc>Sheet1.R52:Sheet1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0.0913059035077318">
                <text:p>0.0913059035077318</text:p>
              </table:table-cell>
              <table:table-cell office:value-type="float" office:value="0.329597063533646">
                <text:p>0.329597063533646</text:p>
              </table:table-cell>
              <table:table-cell office:value-type="float" office:value="0.177734039875256">
                <text:p>0.177734039875256</text:p>
              </table:table-cell>
              <table:table-cell office:value-type="float" office:value="0.136297608896053">
                <text:p>0.136297608896053</text:p>
              </table:table-cell>
              <table:table-cell office:value-type="float" office:value="0.118431181407261">
                <text:p>0.118431181407261</text:p>
              </table:table-cell>
              <table:table-cell office:value-type="float" office:value="0.146634202780052">
                <text:p>0.14663420278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0.0923580204642639">
                <text:p>0.0923580204642639</text:p>
              </table:table-cell>
              <table:table-cell office:value-type="float" office:value="0.326196397718784">
                <text:p>0.326196397718784</text:p>
              </table:table-cell>
              <table:table-cell office:value-type="float" office:value="0.175240718298635">
                <text:p>0.175240718298635</text:p>
              </table:table-cell>
              <table:table-cell office:value-type="float" office:value="0.14220748701218">
                <text:p>0.14220748701218</text:p>
              </table:table-cell>
              <table:table-cell office:value-type="float" office:value="0.123372519859659">
                <text:p>0.123372519859659</text:p>
              </table:table-cell>
              <table:table-cell office:value-type="float" office:value="0.140624856646478">
                <text:p>0.140624856646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0.0940828874563194">
                <text:p>0.0940828874563194</text:p>
              </table:table-cell>
              <table:table-cell office:value-type="float" office:value="0.326771787836164">
                <text:p>0.326771787836164</text:p>
              </table:table-cell>
              <table:table-cell office:value-type="float" office:value="0.176646032261456">
                <text:p>0.176646032261456</text:p>
              </table:table-cell>
              <table:table-cell office:value-type="float" office:value="0.138578015671642">
                <text:p>0.138578015671642</text:p>
              </table:table-cell>
              <table:table-cell office:value-type="float" office:value="0.124834444093761">
                <text:p>0.124834444093761</text:p>
              </table:table-cell>
              <table:table-cell office:value-type="float" office:value="0.139086832680657">
                <text:p>0.139086832680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0.0949545561646205">
                <text:p>0.0949545561646205</text:p>
              </table:table-cell>
              <table:table-cell office:value-type="float" office:value="0.331398059907355">
                <text:p>0.331398059907355</text:p>
              </table:table-cell>
              <table:table-cell office:value-type="float" office:value="0.174565854451307">
                <text:p>0.174565854451307</text:p>
              </table:table-cell>
              <table:table-cell office:value-type="float" office:value="0.137185194171213">
                <text:p>0.137185194171213</text:p>
              </table:table-cell>
              <table:table-cell office:value-type="float" office:value="0.128412907610416">
                <text:p>0.128412907610416</text:p>
              </table:table-cell>
              <table:table-cell office:value-type="float" office:value="0.133483427695089">
                <text:p>0.133483427695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0.0984038769236464">
                <text:p>0.0984038769236464</text:p>
              </table:table-cell>
              <table:table-cell office:value-type="float" office:value="0.328841825523673">
                <text:p>0.328841825523673</text:p>
              </table:table-cell>
              <table:table-cell office:value-type="float" office:value="0.170196802674237">
                <text:p>0.170196802674237</text:p>
              </table:table-cell>
              <table:table-cell office:value-type="float" office:value="0.139633692477124">
                <text:p>0.139633692477124</text:p>
              </table:table-cell>
              <table:table-cell office:value-type="float" office:value="0.136919720204272">
                <text:p>0.136919720204272</text:p>
              </table:table-cell>
              <table:table-cell office:value-type="float" office:value="0.126004082197047">
                <text:p>0.126004082197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0.107934041833735">
                <text:p>0.107934041833735</text:p>
              </table:table-cell>
              <table:table-cell office:value-type="float" office:value="0.319506314874327">
                <text:p>0.319506314874327</text:p>
              </table:table-cell>
              <table:table-cell office:value-type="float" office:value="0.155991393532241">
                <text:p>0.155991393532241</text:p>
              </table:table-cell>
              <table:table-cell office:value-type="float" office:value="0.129344535053516">
                <text:p>0.129344535053516</text:p>
              </table:table-cell>
              <table:table-cell office:value-type="float" office:value="0.151467334844465">
                <text:p>0.151467334844465</text:p>
              </table:table-cell>
              <table:table-cell office:value-type="float" office:value="0.135756379861717">
                <text:p>0.135756379861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0.096900200876642">
                <text:p>0.096900200876642</text:p>
              </table:table-cell>
              <table:table-cell office:value-type="float" office:value="0.309931360735469">
                <text:p>0.309931360735469</text:p>
              </table:table-cell>
              <table:table-cell office:value-type="float" office:value="0.180952190456719">
                <text:p>0.180952190456719</text:p>
              </table:table-cell>
              <table:table-cell office:value-type="float" office:value="0.17039890642763">
                <text:p>0.17039890642763</text:p>
              </table:table-cell>
              <table:table-cell office:value-type="float" office:value="0.128889168310074">
                <text:p>0.128889168310074</text:p>
              </table:table-cell>
              <table:table-cell office:value-type="float" office:value="0.112928173193465">
                <text:p>0.112928173193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0.100405454255146">
                <text:p>0.100405454255146</text:p>
              </table:table-cell>
              <table:table-cell office:value-type="float" office:value="0.335035623593274">
                <text:p>0.335035623593274</text:p>
              </table:table-cell>
              <table:table-cell office:value-type="float" office:value="0.171421166562504">
                <text:p>0.171421166562504</text:p>
              </table:table-cell>
              <table:table-cell office:value-type="float" office:value="0.15276701282469">
                <text:p>0.15276701282469</text:p>
              </table:table-cell>
              <table:table-cell office:value-type="float" office:value="0.132185356439481">
                <text:p>0.132185356439481</text:p>
              </table:table-cell>
              <table:table-cell office:value-type="float" office:value="0.108185386324905">
                <text:p>0.10818538632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0.129534972670963">
                <text:p>0.129534972670963</text:p>
              </table:table-cell>
              <table:table-cell office:value-type="float" office:value="0.315688145770397">
                <text:p>0.315688145770397</text:p>
              </table:table-cell>
              <table:table-cell office:value-type="float" office:value="0.154035001359782">
                <text:p>0.154035001359782</text:p>
              </table:table-cell>
              <table:table-cell office:value-type="float" office:value="0.142705038194501">
                <text:p>0.142705038194501</text:p>
              </table:table-cell>
              <table:table-cell office:value-type="float" office:value="0.116701887804905">
                <text:p>0.116701887804905</text:p>
              </table:table-cell>
              <table:table-cell office:value-type="float" office:value="0.141334954199451">
                <text:p>0.141334954199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0.0967817141088391">
                <text:p>0.0967817141088391</text:p>
              </table:table-cell>
              <table:table-cell office:value-type="float" office:value="0.380205354720896">
                <text:p>0.380205354720896</text:p>
              </table:table-cell>
              <table:table-cell office:value-type="float" office:value="0.143211672243424">
                <text:p>0.143211672243424</text:p>
              </table:table-cell>
              <table:table-cell office:value-type="float" office:value="0.131890114524466">
                <text:p>0.131890114524466</text:p>
              </table:table-cell>
              <table:table-cell office:value-type="float" office:value="0.120655032137052">
                <text:p>0.120655032137052</text:p>
              </table:table-cell>
              <table:table-cell office:value-type="float" office:value="0.127256112265322">
                <text:p>0.127256112265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0.0930308885840104">
                <text:p>0.0930308885840104</text:p>
              </table:table-cell>
              <table:table-cell office:value-type="float" office:value="0.366793111278303">
                <text:p>0.366793111278303</text:p>
              </table:table-cell>
              <table:table-cell office:value-type="float" office:value="0.156730410132969">
                <text:p>0.156730410132969</text:p>
              </table:table-cell>
              <table:table-cell office:value-type="float" office:value="0.146195736733594">
                <text:p>0.146195736733594</text:p>
              </table:table-cell>
              <table:table-cell office:value-type="float" office:value="0.121279292486067">
                <text:p>0.121279292486067</text:p>
              </table:table-cell>
              <table:table-cell office:value-type="float" office:value="0.115970560785056">
                <text:p>0.11597056078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0.0854586123616239">
                <text:p>0.0854586123616239</text:p>
              </table:table-cell>
              <table:table-cell office:value-type="float" office:value="0.389496617112218">
                <text:p>0.389496617112218</text:p>
              </table:table-cell>
              <table:table-cell office:value-type="float" office:value="0.14959225559994">
                <text:p>0.14959225559994</text:p>
              </table:table-cell>
              <table:table-cell office:value-type="float" office:value="0.152332070897979">
                <text:p>0.152332070897979</text:p>
              </table:table-cell>
              <table:table-cell office:value-type="float" office:value="0.106509295117228">
                <text:p>0.106509295117228</text:p>
              </table:table-cell>
              <table:table-cell office:value-type="float" office:value="0.116611148911011">
                <text:p>0.116611148911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0.0964353846381635">
                <text:p>0.0964353846381635</text:p>
              </table:table-cell>
              <table:table-cell office:value-type="float" office:value="0.343714499526409">
                <text:p>0.343714499526409</text:p>
              </table:table-cell>
              <table:table-cell office:value-type="float" office:value="0.178425498306141">
                <text:p>0.178425498306141</text:p>
              </table:table-cell>
              <table:table-cell office:value-type="float" office:value="0.154733721101208">
                <text:p>0.154733721101208</text:p>
              </table:table-cell>
              <table:table-cell office:value-type="float" office:value="0.123351780009614">
                <text:p>0.123351780009614</text:p>
              </table:table-cell>
              <table:table-cell office:value-type="float" office:value="0.103339116418465">
                <text:p>0.103339116418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0.0815415156481495">
                <text:p>0.0815415156481495</text:p>
              </table:table-cell>
              <table:table-cell office:value-type="float" office:value="0.400659289468092">
                <text:p>0.400659289468092</text:p>
              </table:table-cell>
              <table:table-cell office:value-type="float" office:value="0.15329674331813">
                <text:p>0.15329674331813</text:p>
              </table:table-cell>
              <table:table-cell office:value-type="float" office:value="0.151044464044743">
                <text:p>0.151044464044743</text:p>
              </table:table-cell>
              <table:table-cell office:value-type="float" office:value="0.0959925541514888">
                <text:p>0.0959925541514888</text:p>
              </table:table-cell>
              <table:table-cell office:value-type="float" office:value="0.117465433369396">
                <text:p>0.117465433369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0.0768560757321362">
                <text:p>0.0768560757321362</text:p>
              </table:table-cell>
              <table:table-cell office:value-type="float" office:value="0.404559007217071">
                <text:p>0.404559007217071</text:p>
              </table:table-cell>
              <table:table-cell office:value-type="float" office:value="0.162931995241799">
                <text:p>0.162931995241799</text:p>
              </table:table-cell>
              <table:table-cell office:value-type="float" office:value="0.156975236217085">
                <text:p>0.156975236217085</text:p>
              </table:table-cell>
              <table:table-cell office:value-type="float" office:value="0.0904872993326613">
                <text:p>0.0904872993326613</text:p>
              </table:table-cell>
              <table:table-cell office:value-type="float" office:value="0.108190386259247">
                <text:p>0.108190386259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0.0819585131364835">
                <text:p>0.0819585131364835</text:p>
              </table:table-cell>
              <table:table-cell office:value-type="float" office:value="0.395120216254454">
                <text:p>0.395120216254454</text:p>
              </table:table-cell>
              <table:table-cell office:value-type="float" office:value="0.163146852853766">
                <text:p>0.163146852853766</text:p>
              </table:table-cell>
              <table:table-cell office:value-type="float" office:value="0.14243230091418">
                <text:p>0.14243230091418</text:p>
              </table:table-cell>
              <table:table-cell office:value-type="float" office:value="0.111183622859917">
                <text:p>0.111183622859917</text:p>
              </table:table-cell>
              <table:table-cell office:value-type="float" office:value="0.106158493981199">
                <text:p>0.106158493981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0.0820275004816025">
                <text:p>0.0820275004816025</text:p>
              </table:table-cell>
              <table:table-cell office:value-type="float" office:value="0.42909749431407">
                <text:p>0.42909749431407</text:p>
              </table:table-cell>
              <table:table-cell office:value-type="float" office:value="0.159500062852556">
                <text:p>0.159500062852556</text:p>
              </table:table-cell>
              <table:table-cell office:value-type="float" office:value="0.154969208719454">
                <text:p>0.154969208719454</text:p>
              </table:table-cell>
              <table:table-cell office:value-type="float" office:value="0.105388234488509">
                <text:p>0.105388234488509</text:p>
              </table:table-cell>
              <table:table-cell office:value-type="float" office:value="0.0690174991438092">
                <text:p>0.0690174991438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92422320419875">
                <text:p>0.092422320419875</text:p>
              </table:table-cell>
              <table:table-cell office:value-type="float" office:value="0.425852617780343">
                <text:p>0.425852617780343</text:p>
              </table:table-cell>
              <table:table-cell office:value-type="float" office:value="0.160614757714653">
                <text:p>0.160614757714653</text:p>
              </table:table-cell>
              <table:table-cell office:value-type="float" office:value="0.153865982572181">
                <text:p>0.153865982572181</text:p>
              </table:table-cell>
              <table:table-cell office:value-type="float" office:value="0.121084771188421">
                <text:p>0.121084771188421</text:p>
              </table:table-cell>
              <table:table-cell office:value-type="float" office:value="0.0461595503245272">
                <text:p>0.0461595503245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92422320419875">
                <text:p>0.092422320419875</text:p>
              </table:table-cell>
              <table:table-cell office:value-type="float" office:value="0.425852617780343">
                <text:p>0.425852617780343</text:p>
              </table:table-cell>
              <table:table-cell office:value-type="float" office:value="0.160614757714653">
                <text:p>0.160614757714653</text:p>
              </table:table-cell>
              <table:table-cell office:value-type="float" office:value="0.153865982572181">
                <text:p>0.153865982572181</text:p>
              </table:table-cell>
              <table:table-cell office:value-type="float" office:value="0.121084771188421">
                <text:p>0.121084771188421</text:p>
              </table:table-cell>
              <table:table-cell office:value-type="float" office:value="0.0461595503245272">
                <text:p>0.0461595503245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3.067cm" svg:y="5.794cm" style:legend-expansion="custom" svg:width="5.098cm" svg:height="1.755cm" style:legend-expansion-aspect-ratio="2.9048433048433" chart:style-name="ch2"/>
        <chart:plot-area chart:style-name="ch3" table:cell-range-address="Sheet1.F52:Sheet1.G71 Sheet1.G6:Sheet1.G25 Sheet1.G29:Sheet1.G48 Sheet1.F51:Sheet1.F51" chart:data-source-has-labels="row" svg:x="0.673cm" svg:y="0.359cm" svg:width="18.474cm" svg:height="8.073cm">
          <chart:coordinate-region svg:x="1.585cm" svg:y="0.558cm" svg:width="16.94cm" svg:height="7.227cm"/>
          <chart:axis chart:dimension="x" chart:name="primary-x" chart:style-name="ch4">
            <chart:title svg:x="7.963cm" svg:y="8.24cm" chart:style-name="ch5">
              <text:p>Relative symbolic #objects </text:p>
            </chart:title>
          </chart:axis>
          <chart:axis chart:dimension="y" chart:name="primary-y" chart:style-name="ch6">
            <chart:title svg:x="0.199cm" svg:y="5.324cm" chart:style-name="ch7">
              <text:p>Preserved probability</text:p>
            </chart:title>
            <chart:grid chart:style-name="ch8" chart:class="major"/>
          </chart:axis>
          <chart:axis chart:dimension="y" chart:name="secondary-y" chart:style-name="ch9">
            <chart:title svg:x="19.203cm" svg:y="5.929cm" chart:style-name="ch7">
              <text:p>Relative #objects </text:p>
            </chart:title>
          </chart:axis>
          <chart:series chart:attached-axis="primary-y" chart:style-name="ch10" chart:values-cell-range-address="Sheet1.G6:Sheet1.G25" loext:label-string="&quot;probabilistic ranking&quot;" chart:class="chart:scatter">
            <chart:domain table:cell-range-address="Sheet1.G52:Sheet1.G71"/>
            <chart:data-point chart:repeated="20"/>
          </chart:series>
          <chart:series chart:attached-axis="primary-y" chart:style-name="ch11" chart:values-cell-range-address="Sheet1.G29:Sheet1.G48" loext:label-string="&quot;deterministic ranking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1" chart:label-cell-address="Sheet1.F51:Sheet1.F5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</text:p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7408446155174">
                <text:p>31.7408446155174</text:p>
                <draw:g>
                  <svg:desc>Sheet1.G52:Sheet1.G71</svg:desc>
                </draw:g>
              </table:table-cell>
              <table:table-cell office:value-type="float" office:value="0.359616">
                <text:p>0.359616</text:p>
                <draw:g>
                  <svg:desc>Sheet1.G6:Sheet1.G25</svg:desc>
                </draw:g>
              </table:table-cell>
              <table:table-cell office:value-type="float" office:value="28.4456511933583">
                <text:p>28.4456511933583</text:p>
                <draw:g>
                  <svg:desc>Sheet1.I52:Sheet1.I71</svg:desc>
                </draw:g>
              </table:table-cell>
              <table:table-cell office:value-type="float" office:value="0.385418">
                <text:p>0.385418</text:p>
                <draw:g>
                  <svg:desc>Sheet1.G29:Sheet1.G48</svg:desc>
                </draw:g>
              </table:table-cell>
              <table:table-cell office:value-type="float" office:value="30.4506128800929">
                <text:p>30.4506128800929</text:p>
                <draw:g>
                  <svg:desc>Sheet1.F52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9347427799445">
                <text:p>30.9347427799445</text:p>
              </table:table-cell>
              <table:table-cell office:value-type="float" office:value="0.358085">
                <text:p>0.358085</text:p>
              </table:table-cell>
              <table:table-cell office:value-type="float" office:value="25.9634994017604">
                <text:p>25.9634994017604</text:p>
              </table:table-cell>
              <table:table-cell office:value-type="float" office:value="0.380455">
                <text:p>0.380455</text:p>
              </table:table-cell>
              <table:table-cell office:value-type="float" office:value="29.915405566457">
                <text:p>29.915405566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514653620724">
                <text:p>28.4514653620724</text:p>
              </table:table-cell>
              <table:table-cell office:value-type="float" office:value="0.353395">
                <text:p>0.353395</text:p>
              </table:table-cell>
              <table:table-cell office:value-type="float" office:value="23.2976476702455">
                <text:p>23.2976476702455</text:p>
              </table:table-cell>
              <table:table-cell office:value-type="float" office:value="0.374696">
                <text:p>0.374696</text:p>
              </table:table-cell>
              <table:table-cell office:value-type="float" office:value="28.3280946373909">
                <text:p>28.3280946373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75764749032">
                <text:p>25.975764749032</text:p>
              </table:table-cell>
              <table:table-cell office:value-type="float" office:value="0.349307">
                <text:p>0.349307</text:p>
              </table:table-cell>
              <table:table-cell office:value-type="float" office:value="20.5467301804439">
                <text:p>20.5467301804439</text:p>
              </table:table-cell>
              <table:table-cell office:value-type="float" office:value="0.370018">
                <text:p>0.370018</text:p>
              </table:table-cell>
              <table:table-cell office:value-type="float" office:value="26.75861382153">
                <text:p>26.75861382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3264330203945">
                <text:p>23.3264330203945</text:p>
              </table:table-cell>
              <table:table-cell office:value-type="float" office:value="0.343615">
                <text:p>0.343615</text:p>
              </table:table-cell>
              <table:table-cell office:value-type="float" office:value="17.9443963135309">
                <text:p>17.9443963135309</text:p>
              </table:table-cell>
              <table:table-cell office:value-type="float" office:value="0.366266">
                <text:p>0.366266</text:p>
              </table:table-cell>
              <table:table-cell office:value-type="float" office:value="25.1930677481289">
                <text:p>25.1930677481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5517024991444">
                <text:p>20.5517024991444</text:p>
              </table:table-cell>
              <table:table-cell office:value-type="float" office:value="0.340051">
                <text:p>0.340051</text:p>
              </table:table-cell>
              <table:table-cell office:value-type="float" office:value="16.5369888344877">
                <text:p>16.5369888344877</text:p>
              </table:table-cell>
              <table:table-cell office:value-type="float" office:value="0.366659">
                <text:p>0.366659</text:p>
              </table:table-cell>
              <table:table-cell office:value-type="float" office:value="23.6016449900569">
                <text:p>23.6016449900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0996483052508">
                <text:p>18.0996483052508</text:p>
              </table:table-cell>
              <table:table-cell office:value-type="float" office:value="0.336166">
                <text:p>0.336166</text:p>
              </table:table-cell>
              <table:table-cell office:value-type="float" office:value="14.8187948721974">
                <text:p>14.8187948721974</text:p>
              </table:table-cell>
              <table:table-cell office:value-type="float" office:value="0.357198">
                <text:p>0.357198</text:p>
              </table:table-cell>
              <table:table-cell office:value-type="float" office:value="21.5733316132805">
                <text:p>21.5733316132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6618559513935">
                <text:p>16.6618559513935</text:p>
              </table:table-cell>
              <table:table-cell office:value-type="float" office:value="0.337686">
                <text:p>0.337686</text:p>
              </table:table-cell>
              <table:table-cell office:value-type="float" office:value="13.6538576259535">
                <text:p>13.6538576259535</text:p>
              </table:table-cell>
              <table:table-cell office:value-type="float" office:value="0.352457">
                <text:p>0.352457</text:p>
              </table:table-cell>
              <table:table-cell office:value-type="float" office:value="19.0124217506211">
                <text:p>19.0124217506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9185925898355">
                <text:p>14.9185925898355</text:p>
              </table:table-cell>
              <table:table-cell office:value-type="float" office:value="0.328093">
                <text:p>0.328093</text:p>
              </table:table-cell>
              <table:table-cell office:value-type="float" office:value="12.4651539405134">
                <text:p>12.4651539405134</text:p>
              </table:table-cell>
              <table:table-cell office:value-type="float" office:value="0.347386">
                <text:p>0.347386</text:p>
              </table:table-cell>
              <table:table-cell office:value-type="float" office:value="16.4279745458484">
                <text:p>16.4279745458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006653231454">
                <text:p>13.7006653231454</text:p>
              </table:table-cell>
              <table:table-cell office:value-type="float" office:value="0.323166">
                <text:p>0.323166</text:p>
              </table:table-cell>
              <table:table-cell office:value-type="float" office:value="11.2523751754552">
                <text:p>11.2523751754552</text:p>
              </table:table-cell>
              <table:table-cell office:value-type="float" office:value="0.344718">
                <text:p>0.344718</text:p>
              </table:table-cell>
              <table:table-cell office:value-type="float" office:value="14.7208717987754">
                <text:p>14.7208717987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910272653085">
                <text:p>12.4910272653085</text:p>
              </table:table-cell>
              <table:table-cell office:value-type="float" office:value="0.316923">
                <text:p>0.316923</text:p>
              </table:table-cell>
              <table:table-cell office:value-type="float" office:value="9.98844292221563">
                <text:p>9.98844292221563</text:p>
              </table:table-cell>
              <table:table-cell office:value-type="float" office:value="0.340633">
                <text:p>0.340633</text:p>
              </table:table-cell>
              <table:table-cell office:value-type="float" office:value="13.0453640487166">
                <text:p>13.0453640487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577368050673">
                <text:p>11.2577368050673</text:p>
              </table:table-cell>
              <table:table-cell office:value-type="float" office:value="0.31474">
                <text:p>0.31474</text:p>
              </table:table-cell>
              <table:table-cell office:value-type="float" office:value="8.74305775001057">
                <text:p>8.74305775001057</text:p>
              </table:table-cell>
              <table:table-cell office:value-type="float" office:value="0.33411">
                <text:p>0.33411</text:p>
              </table:table-cell>
              <table:table-cell office:value-type="float" office:value="11.3479117919751">
                <text:p>11.3479117919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9316534560617">
                <text:p>9.99316534560617</text:p>
              </table:table-cell>
              <table:table-cell office:value-type="float" office:value="0.311889">
                <text:p>0.311889</text:p>
              </table:table-cell>
              <table:table-cell office:value-type="float" office:value="7.48274223822669">
                <text:p>7.48274223822669</text:p>
              </table:table-cell>
              <table:table-cell office:value-type="float" office:value="0.322658">
                <text:p>0.322658</text:p>
              </table:table-cell>
              <table:table-cell office:value-type="float" office:value="9.67098838838401">
                <text:p>9.67098838838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5170692713253">
                <text:p>8.75170692713253</text:p>
              </table:table-cell>
              <table:table-cell office:value-type="float" office:value="0.303529">
                <text:p>0.303529</text:p>
              </table:table-cell>
              <table:table-cell office:value-type="float" office:value="6.21690330976855">
                <text:p>6.21690330976855</text:p>
              </table:table-cell>
              <table:table-cell office:value-type="float" office:value="0.314019">
                <text:p>0.314019</text:p>
              </table:table-cell>
              <table:table-cell office:value-type="float" office:value="8.00639596516587">
                <text:p>8.00639596516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998046777825">
                <text:p>7.46998046777825</text:p>
              </table:table-cell>
              <table:table-cell office:value-type="float" office:value="0.293222">
                <text:p>0.293222</text:p>
              </table:table-cell>
              <table:table-cell office:value-type="float" office:value="4.26640941373568">
                <text:p>4.26640941373568</text:p>
              </table:table-cell>
              <table:table-cell office:value-type="float" office:value="0.303243">
                <text:p>0.303243</text:p>
              </table:table-cell>
              <table:table-cell office:value-type="float" office:value="6.29244666875297">
                <text:p>6.29244666875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1757514159936">
                <text:p>6.21757514159936</text:p>
              </table:table-cell>
              <table:table-cell office:value-type="float" office:value="0.286297">
                <text:p>0.286297</text:p>
              </table:table-cell>
              <table:table-cell office:value-type="float" office:value="2.06214804269468">
                <text:p>2.06214804269468</text:p>
              </table:table-cell>
              <table:table-cell office:value-type="float" office:value="0.281912">
                <text:p>0.281912</text:p>
              </table:table-cell>
              <table:table-cell office:value-type="float" office:value="4.62629769160524">
                <text:p>4.62629769160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585738269437">
                <text:p>4.25585738269437</text:p>
              </table:table-cell>
              <table:table-cell office:value-type="float" office:value="0.275283">
                <text:p>0.275283</text:p>
              </table:table-cell>
              <table:table-cell office:value-type="float" office:value="1">
                <text:p>1</text:p>
              </table:table-cell>
              <table:table-cell office:value-type="float" office:value="0.251804">
                <text:p>0.251804</text:p>
              </table:table-cell>
              <table:table-cell office:value-type="float" office:value="3.18528878754927">
                <text:p>3.18528878754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6339312388182">
                <text:p>2.06339312388182</text:p>
              </table:table-cell>
              <table:table-cell office:value-type="float" office:value="0.2561">
                <text:p>0.2561</text:p>
              </table:table-cell>
              <table:table-cell office:value-type="float" office:value="1">
                <text:p>1</text:p>
              </table:table-cell>
              <table:table-cell office:value-type="float" office:value="0.251804">
                <text:p>0.251804</text:p>
              </table:table-cell>
              <table:table-cell office:value-type="float" office:value="1.70488918406575">
                <text:p>1.70488918406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228452">
                <text:p>0.228452</text:p>
              </table:table-cell>
              <table:table-cell office:value-type="float" office:value="1">
                <text:p>1</text:p>
              </table:table-cell>
              <table:table-cell office:value-type="float" office:value="0.251804">
                <text:p>0.25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28452">
                <text:p>0.228452</text:p>
              </table:table-cell>
              <table:table-cell office:value-type="float" office:value="1">
                <text:p>1</text:p>
              </table:table-cell>
              <table:table-cell office:value-type="float" office:value="0.251804">
                <text:p>0.2518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